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italic" fo:font-weight="bold" officeooo:rsid="024d5ee6" officeooo:paragraph-rsid="02906675" style:font-style-asian="italic" style:font-weight-asian="bold" style:font-style-complex="italic" style:font-weight-complex="bold"/>
    </style:style>
    <style:style style:name="P7" style:family="paragraph" style:parent-style-name="Thesis_5f_body">
      <style:text-properties fo:font-style="italic" fo:font-weight="bold" officeooo:rsid="02d1e734" officeooo:paragraph-rsid="02d1e734" style:font-style-asian="italic" style:font-weight-asian="bold" style:font-style-complex="italic" style:font-weight-complex="bold"/>
    </style:style>
    <style:style style:name="P8" style:family="paragraph" style:parent-style-name="Thesis_5f_body">
      <style:text-properties fo:font-style="italic" style:font-style-asian="italic" style:font-style-complex="italic"/>
    </style:style>
    <style:style style:name="P9" style:family="paragraph" style:parent-style-name="Thesis_5f_body">
      <style:text-properties fo:font-style="normal" fo:font-weight="bold" style:font-style-asian="normal" style:font-weight-asian="bold" style:font-style-complex="normal" style:font-weight-complex="bold"/>
    </style:style>
    <style:style style:name="P10" style:family="paragraph" style:parent-style-name="Thesis_5f_body">
      <style:text-properties officeooo:paragraph-rsid="01c386a6"/>
    </style:style>
    <style:style style:name="P11" style:family="paragraph" style:parent-style-name="Thesis_5f_body">
      <style:text-properties officeooo:rsid="016197a2"/>
    </style:style>
    <style:style style:name="P12" style:family="paragraph" style:parent-style-name="Thesis_5f_body">
      <style:text-properties officeooo:paragraph-rsid="01cb876f"/>
    </style:style>
    <style:style style:name="P13" style:family="paragraph" style:parent-style-name="Thesis_5f_body">
      <style:text-properties officeooo:paragraph-rsid="01d1fbc3"/>
    </style:style>
    <style:style style:name="P14" style:family="paragraph" style:parent-style-name="Thesis_5f_body">
      <style:text-properties fo:language="bg" fo:country="BG" officeooo:rsid="020811ef" officeooo:paragraph-rsid="020fa8f2"/>
    </style:style>
    <style:style style:name="P15" style:family="paragraph" style:parent-style-name="Thesis_5f_body">
      <style:text-properties fo:language="bg" fo:country="BG" officeooo:rsid="02216c56" officeooo:paragraph-rsid="02216c56"/>
    </style:style>
    <style:style style:name="P16" style:family="paragraph" style:parent-style-name="Thesis_5f_body">
      <style:paragraph-properties fo:text-align="justify" style:justify-single-word="false"/>
      <style:text-properties fo:language="bg" fo:country="BG" officeooo:rsid="02316f69" officeooo:paragraph-rsid="02316f69"/>
    </style:style>
    <style:style style:name="P17"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18" style:family="paragraph" style:parent-style-name="Thesis_5f_body">
      <style:text-properties fo:language="bg" fo:country="BG" officeooo:rsid="024d3423" officeooo:paragraph-rsid="024d3423" fo:background-color="transparent"/>
    </style:style>
    <style:style style:name="P19" style:family="paragraph" style:parent-style-name="Thesis_5f_body">
      <style:text-properties fo:language="bg" fo:country="BG" officeooo:rsid="0209fc3b" officeooo:paragraph-rsid="02b74a49"/>
    </style:style>
    <style:style style:name="P20" style:family="paragraph" style:parent-style-name="Thesis_5f_body">
      <style:text-properties fo:language="bg" fo:country="BG" officeooo:rsid="020c729a" officeooo:paragraph-rsid="02b74a49"/>
    </style:style>
    <style:style style:name="P21" style:family="paragraph" style:parent-style-name="Thesis_5f_body">
      <style:text-properties officeooo:rsid="0223c1b4" fo:background-color="#ffff00"/>
    </style:style>
    <style:style style:name="P22" style:family="paragraph" style:parent-style-name="Thesis_5f_body">
      <style:text-properties officeooo:rsid="02d8dab0" officeooo:paragraph-rsid="02d8dab0" fo:background-color="#ffff00"/>
    </style:style>
    <style:style style:name="P23" style:family="paragraph" style:parent-style-name="Thesis_5f_body">
      <style:paragraph-properties fo:text-align="center" style:justify-single-word="false"/>
      <style:text-properties officeooo:rsid="020252a4" officeooo:paragraph-rsid="02301eed"/>
    </style:style>
    <style:style style:name="P24" style:family="paragraph" style:parent-style-name="Thesis_5f_body">
      <style:text-properties officeooo:paragraph-rsid="021c3539"/>
    </style:style>
    <style:style style:name="P25" style:family="paragraph" style:parent-style-name="Thesis_5f_body">
      <style:text-properties officeooo:paragraph-rsid="021eab53"/>
    </style:style>
    <style:style style:name="P26" style:family="paragraph" style:parent-style-name="Thesis_5f_body">
      <style:text-properties officeooo:rsid="02216c56" officeooo:paragraph-rsid="02216c56"/>
    </style:style>
    <style:style style:name="P27" style:family="paragraph" style:parent-style-name="Thesis_5f_body">
      <style:paragraph-properties fo:text-align="start" style:justify-single-word="false"/>
      <style:text-properties officeooo:rsid="022bd978" officeooo:paragraph-rsid="022bd978"/>
    </style:style>
    <style:style style:name="P28" style:family="paragraph" style:parent-style-name="Thesis_5f_body">
      <style:paragraph-properties fo:text-align="center" style:justify-single-word="false"/>
      <style:text-properties officeooo:paragraph-rsid="022bd978"/>
    </style:style>
    <style:style style:name="P29" style:family="paragraph" style:parent-style-name="Thesis_5f_body">
      <style:paragraph-properties fo:text-align="center" style:justify-single-word="false"/>
      <style:text-properties officeooo:paragraph-rsid="0243bddf"/>
    </style:style>
    <style:style style:name="P30" style:family="paragraph" style:parent-style-name="Thesis_5f_body">
      <style:text-properties officeooo:paragraph-rsid="022bd978"/>
    </style:style>
    <style:style style:name="P31" style:family="paragraph" style:parent-style-name="Thesis_5f_body">
      <style:text-properties officeooo:paragraph-rsid="022f01b8"/>
    </style:style>
    <style:style style:name="P32" style:family="paragraph" style:parent-style-name="Thesis_5f_body">
      <style:paragraph-properties fo:text-align="justify" style:justify-single-word="false"/>
      <style:text-properties officeooo:rsid="02032a7d" officeooo:paragraph-rsid="02316f69"/>
    </style:style>
    <style:style style:name="P33" style:family="paragraph" style:parent-style-name="Thesis_5f_body">
      <style:paragraph-properties fo:text-align="justify" style:justify-single-word="false"/>
      <style:text-properties officeooo:rsid="0204e267" officeooo:paragraph-rsid="0237717f"/>
    </style:style>
    <style:style style:name="P34" style:family="paragraph" style:parent-style-name="Thesis_5f_body">
      <style:paragraph-properties fo:text-align="justify" style:justify-single-word="false"/>
      <style:text-properties officeooo:paragraph-rsid="023cb3eb"/>
    </style:style>
    <style:style style:name="P35" style:family="paragraph" style:parent-style-name="Thesis_5f_body">
      <style:paragraph-properties fo:text-align="justify" style:justify-single-word="false"/>
      <style:text-properties officeooo:paragraph-rsid="02407147"/>
    </style:style>
    <style:style style:name="P36" style:family="paragraph" style:parent-style-name="Thesis_5f_body">
      <style:text-properties officeooo:paragraph-rsid="0243bddf"/>
    </style:style>
    <style:style style:name="P37" style:family="paragraph" style:parent-style-name="Thesis_5f_body">
      <style:text-properties officeooo:rsid="02452410" officeooo:paragraph-rsid="02467ba1"/>
    </style:style>
    <style:style style:name="P38" style:family="paragraph" style:parent-style-name="Thesis_5f_body">
      <style:text-properties officeooo:rsid="011e2908" officeooo:paragraph-rsid="021c3539"/>
    </style:style>
    <style:style style:name="P39" style:family="paragraph" style:parent-style-name="Thesis_5f_body">
      <style:text-properties fo:language="ru" fo:country="RU" officeooo:rsid="01f95797" officeooo:paragraph-rsid="0243bddf" fo:background-color="transparent"/>
    </style:style>
    <style:style style:name="P40" style:family="paragraph" style:parent-style-name="Thesis_5f_body">
      <style:paragraph-properties fo:text-align="justify" style:justify-single-word="false"/>
      <style:text-properties style:text-position="0% 100%" fo:language="bg" fo:country="BG" officeooo:rsid="02316f69" officeooo:paragraph-rsid="0237717f"/>
    </style:style>
    <style:style style:name="P41" style:family="paragraph" style:parent-style-name="Thesis_5f_body">
      <style:text-properties officeooo:rsid="0256356d" officeooo:paragraph-rsid="0256356d"/>
    </style:style>
    <style:style style:name="P42" style:family="paragraph" style:parent-style-name="Thesis_5f_body">
      <style:text-properties officeooo:rsid="0223c1b4" officeooo:paragraph-rsid="0262477b"/>
    </style:style>
    <style:style style:name="P43" style:family="paragraph" style:parent-style-name="Thesis_5f_body">
      <style:text-properties officeooo:paragraph-rsid="02647b4a"/>
    </style:style>
    <style:style style:name="P44" style:family="paragraph" style:parent-style-name="Thesis_5f_body">
      <style:text-properties officeooo:paragraph-rsid="02669ddf"/>
    </style:style>
    <style:style style:name="P45" style:family="paragraph" style:parent-style-name="Thesis_5f_body">
      <style:text-properties style:font-name="Times New Roman" fo:language="bg" fo:country="BG" officeooo:rsid="028ea244" officeooo:paragraph-rsid="028fdca1" fo:background-color="transparent"/>
    </style:style>
    <style:style style:name="P46" style:family="paragraph" style:parent-style-name="Thesis_5f_body">
      <style:text-properties style:font-name="Times New Roman" fo:language="bg" fo:country="BG" officeooo:rsid="02902cb0" officeooo:paragraph-rsid="02902cb0" fo:background-color="transparent"/>
    </style:style>
    <style:style style:name="P47" style:family="paragraph" style:parent-style-name="Thesis_5f_body">
      <style:text-properties officeooo:paragraph-rsid="0289f5d1"/>
    </style:style>
    <style:style style:name="P48" style:family="paragraph" style:parent-style-name="Thesis_5f_body">
      <style:text-properties officeooo:paragraph-rsid="02906675"/>
    </style:style>
    <style:style style:name="P49" style:family="paragraph" style:parent-style-name="Thesis_5f_body">
      <style:text-properties officeooo:paragraph-rsid="02a1258a"/>
    </style:style>
    <style:style style:name="P50" style:family="paragraph" style:parent-style-name="Thesis_5f_body">
      <style:text-properties officeooo:paragraph-rsid="02a7c037"/>
    </style:style>
    <style:style style:name="P51" style:family="paragraph" style:parent-style-name="Thesis_5f_body">
      <style:text-properties officeooo:paragraph-rsid="02a85b49"/>
    </style:style>
    <style:style style:name="P52" style:family="paragraph" style:parent-style-name="Thesis_5f_body">
      <style:text-properties officeooo:paragraph-rsid="02b4546d"/>
    </style:style>
    <style:style style:name="P53" style:family="paragraph" style:parent-style-name="Thesis_5f_body">
      <style:text-properties officeooo:rsid="02bb9787" officeooo:paragraph-rsid="02bc6748"/>
    </style:style>
    <style:style style:name="P54" style:family="paragraph" style:parent-style-name="Thesis_5f_body">
      <style:text-properties officeooo:paragraph-rsid="02c12a72"/>
    </style:style>
    <style:style style:name="P55" style:family="paragraph" style:parent-style-name="Thesis_5f_body">
      <style:text-properties officeooo:paragraph-rsid="02c29d7c"/>
    </style:style>
    <style:style style:name="P56" style:family="paragraph" style:parent-style-name="Thesis_5f_body">
      <style:text-properties officeooo:paragraph-rsid="02d57940"/>
    </style:style>
    <style:style style:name="P57" style:family="paragraph" style:parent-style-name="Thesis_5f_body">
      <style:text-properties officeooo:paragraph-rsid="02da7e72"/>
    </style:style>
    <style:style style:name="P58" style:family="paragraph" style:parent-style-name="Thesis_5f_Heading1" style:list-style-name="L12" style:master-page-name="Thesis_5f_bodyPage">
      <style:paragraph-properties style:page-number="auto"/>
    </style:style>
    <style:style style:name="P59" style:family="paragraph" style:parent-style-name="Thesis_5f_body">
      <style:text-properties officeooo:rsid="029c96c9" officeooo:paragraph-rsid="029c96c9"/>
    </style:style>
    <style:style style:name="P60" style:family="paragraph" style:parent-style-name="Thesis_5f_body">
      <style:text-properties fo:language="bg" fo:country="BG" fo:font-style="normal" fo:font-weight="normal" officeooo:rsid="02806b7d" officeooo:paragraph-rsid="02906675" fo:background-color="transparent" style:font-style-asian="normal" style:font-weight-asian="normal" style:font-style-complex="normal" style:font-weight-complex="normal"/>
    </style:style>
    <style:style style:name="P61" style:family="paragraph" style:parent-style-name="Thesis_5f_body">
      <style:text-properties fo:language="ru" fo:country="RU" officeooo:rsid="017b4e5e" officeooo:paragraph-rsid="02c29d7c"/>
    </style:style>
    <style:style style:name="P62" style:family="paragraph" style:parent-style-name="Thesis_5f_body">
      <style:text-properties fo:language="ru" fo:country="RU" fo:font-style="normal" fo:font-weight="normal" officeooo:rsid="02d1e734" fo:background-color="transparent" style:font-style-asian="normal" style:font-weight-asian="normal" style:font-style-complex="normal" style:font-weight-complex="normal"/>
    </style:style>
    <style:style style:name="P63" style:family="paragraph" style:parent-style-name="Thesis_5f_body" style:list-style-name="L13"/>
    <style:style style:name="P64" style:family="paragraph" style:parent-style-name="Thesis_5f_body">
      <style:text-properties officeooo:rsid="018178aa" officeooo:paragraph-rsid="02c8c43a"/>
    </style:style>
    <style:style style:name="P65" style:family="paragraph" style:parent-style-name="Thesis_5f_body">
      <style:text-properties officeooo:paragraph-rsid="02e54a67"/>
    </style:style>
    <style:style style:name="P66" style:family="paragraph" style:parent-style-name="Thesis_5f_body">
      <style:text-properties officeooo:paragraph-rsid="02e91078"/>
    </style:style>
    <style:style style:name="P67" style:family="paragraph" style:parent-style-name="Thesis_5f_Heading3" style:list-style-name="Thesis_5f_numbering">
      <style:text-properties officeooo:rsid="02226352" officeooo:paragraph-rsid="01da3902"/>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officeooo:rsid="0223c1b4" fo:background-color="#ffff00" loext:char-shading-value="0"/>
    </style:style>
    <style:style style:name="T6" style:family="text">
      <style:text-properties officeooo:rsid="02b82361" fo:background-color="#ffff00" loext:char-shading-value="0"/>
    </style:style>
    <style:style style:name="T7" style:family="text">
      <style:text-properties style:text-position="sub 58%" fo:language="en" fo:country="US"/>
    </style:style>
    <style:style style:name="T8" style:family="text">
      <style:text-properties style:text-position="sub 58%" fo:language="en" fo:country="US" style:font-size-asian="10.5pt"/>
    </style:style>
    <style:style style:name="T9" style:family="text">
      <style:text-properties style:text-position="sub 58%" fo:language="ru" fo:country="RU" officeooo:rsid="0114fb40"/>
    </style:style>
    <style:style style:name="T10" style:family="text">
      <style:text-properties style:text-position="0% 100%" fo:language="ru" fo:country="RU" officeooo:rsid="0114fb40"/>
    </style:style>
    <style:style style:name="T11" style:family="text">
      <style:text-properties style:text-position="0% 100%" fo:language="en" fo:country="US"/>
    </style:style>
    <style:style style:name="T12" style:family="text">
      <style:text-properties style:text-position="0% 100%" fo:language="en" fo:country="US" officeooo:rsid="020572cc"/>
    </style:style>
    <style:style style:name="T13" style:family="text">
      <style:text-properties style:text-position="0% 100%" fo:language="en" fo:country="US" officeooo:rsid="0237717f"/>
    </style:style>
    <style:style style:name="T14" style:family="text">
      <style:text-properties style:text-position="0% 100%" fo:language="en" fo:country="US" officeooo:rsid="023e832c" fo:background-color="transparent" loext:char-shading-value="0"/>
    </style:style>
    <style:style style:name="T15" style:family="text">
      <style:text-properties style:text-position="0% 100%" fo:language="en" fo:country="US" officeooo:rsid="0240b852" fo:background-color="transparent" loext:char-shading-value="0"/>
    </style:style>
    <style:style style:name="T16" style:family="text">
      <style:text-properties style:text-position="0% 100%" fo:language="en" fo:country="US" officeooo:rsid="0240b852"/>
    </style:style>
    <style:style style:name="T17" style:family="text">
      <style:text-properties style:text-position="0% 100%" fo:language="bg" fo:country="BG"/>
    </style:style>
    <style:style style:name="T18" style:family="text">
      <style:text-properties style:text-position="0% 100%" fo:language="bg" fo:country="BG" officeooo:rsid="0204e267"/>
    </style:style>
    <style:style style:name="T19" style:family="text">
      <style:text-properties style:text-position="0% 100%" fo:language="bg" fo:country="BG" officeooo:rsid="020572cc"/>
    </style:style>
    <style:style style:name="T20" style:family="text">
      <style:text-properties style:text-position="0% 100%" fo:language="bg" fo:country="BG" officeooo:rsid="02316f69"/>
    </style:style>
    <style:style style:name="T21" style:family="text">
      <style:text-properties style:text-position="0% 100%" fo:language="bg" fo:country="BG" officeooo:rsid="0237717f"/>
    </style:style>
    <style:style style:name="T22" style:family="text">
      <style:text-properties style:text-position="0% 100%" fo:language="bg" fo:country="BG" officeooo:rsid="023cb3eb"/>
    </style:style>
    <style:style style:name="T23" style:family="text">
      <style:text-properties style:text-position="0% 100%" fo:language="bg" fo:country="BG" officeooo:rsid="020252a4" fo:background-color="transparent" loext:char-shading-value="0"/>
    </style:style>
    <style:style style:name="T24" style:family="text">
      <style:text-properties style:text-position="0% 100%" fo:language="bg" fo:country="BG" officeooo:rsid="023e832c" fo:background-color="transparent" loext:char-shading-value="0"/>
    </style:style>
    <style:style style:name="T25" style:family="text">
      <style:text-properties style:text-position="0% 100%" fo:language="bg" fo:country="BG" officeooo:rsid="024292dc"/>
    </style:style>
    <style:style style:name="T26" style:family="text">
      <style:text-properties style:text-position="0% 100%" style:font-name="Times New Roman" fo:language="en" fo:country="US" officeooo:rsid="02647b4a" fo:background-color="transparent" loext:char-shading-value="0"/>
    </style:style>
    <style:style style:name="T27" style:family="text">
      <style:text-properties style:text-position="0% 100%" style:font-name="Times New Roman" fo:language="en" fo:country="US" officeooo:rsid="024d3423" fo:background-color="transparent" loext:char-shading-value="0"/>
    </style:style>
    <style:style style:name="T28" style:family="text">
      <style:text-properties style:text-position="0% 100%" style:font-name="Times New Roman" fo:language="bg" fo:country="BG" officeooo:rsid="0269e92a" fo:background-color="transparent" loext:char-shading-value="0"/>
    </style:style>
    <style:style style:name="T29" style:family="text">
      <style:text-properties style:text-position="0% 100%" style:font-name="Times New Roman" fo:language="bg" fo:country="BG" officeooo:rsid="026b2712" fo:background-color="transparent" loext:char-shading-value="0"/>
    </style:style>
    <style:style style:name="T30" style:family="text">
      <style:text-properties style:text-position="0% 100%" style:font-name="Times New Roman" fo:language="bg" fo:country="BG" officeooo:rsid="026dfc35" fo:background-color="transparent" loext:char-shading-value="0"/>
    </style:style>
    <style:style style:name="T31" style:family="text">
      <style:text-properties style:text-position="0% 100%" style:font-name="Times New Roman4" fo:language="bg" fo:country="BG" officeooo:rsid="024d3423" fo:background-color="transparent" loext:char-shading-value="0"/>
    </style:style>
    <style:style style:name="T32" style:family="text">
      <style:text-properties officeooo:rsid="01458ba0" fo:background-color="transparent" loext:char-shading-value="0"/>
    </style:style>
    <style:style style:name="T33" style:family="text">
      <style:text-properties officeooo:rsid="011e2908" fo:background-color="transparent" loext:char-shading-value="0"/>
    </style:style>
    <style:style style:name="T34" style:family="text">
      <style:text-properties officeooo:rsid="014ae22a" fo:background-color="transparent" loext:char-shading-value="0"/>
    </style:style>
    <style:style style:name="T35" style:family="text">
      <style:text-properties officeooo:rsid="014c301c" fo:background-color="transparent" loext:char-shading-value="0"/>
    </style:style>
    <style:style style:name="T36" style:family="text">
      <style:text-properties fo:color="#000000" officeooo:rsid="016197a2"/>
    </style:style>
    <style:style style:name="T37" style:family="text">
      <style:text-properties fo:language="ru" fo:country="RU"/>
    </style:style>
    <style:style style:name="T38" style:family="text">
      <style:text-properties fo:language="ru" fo:country="RU" officeooo:rsid="0114fb40"/>
    </style:style>
    <style:style style:name="T39" style:family="text">
      <style:text-properties fo:language="ru" fo:country="RU" officeooo:rsid="011846d8"/>
    </style:style>
    <style:style style:name="T40" style:family="text">
      <style:text-properties fo:language="ru" fo:country="RU" officeooo:rsid="012e22f9"/>
    </style:style>
    <style:style style:name="T41" style:family="text">
      <style:text-properties fo:language="ru" fo:country="RU" officeooo:rsid="012f5c58"/>
    </style:style>
    <style:style style:name="T42" style:family="text">
      <style:text-properties fo:language="ru" fo:country="RU" officeooo:rsid="0132ef5d"/>
    </style:style>
    <style:style style:name="T43" style:family="text">
      <style:text-properties fo:language="ru" fo:country="RU" fo:background-color="transparent" loext:char-shading-value="0"/>
    </style:style>
    <style:style style:name="T44" style:family="text">
      <style:text-properties fo:language="ru" fo:country="RU" officeooo:rsid="01f95797" fo:background-color="transparent" loext:char-shading-value="0"/>
    </style:style>
    <style:style style:name="T45" style:family="text">
      <style:text-properties fo:language="ru" fo:country="RU" officeooo:rsid="0116663d" fo:background-color="transparent" loext:char-shading-value="0"/>
    </style:style>
    <style:style style:name="T46" style:family="text">
      <style:text-properties fo:language="ru" fo:country="RU" officeooo:rsid="01c19a29" fo:background-color="transparent" loext:char-shading-value="0"/>
    </style:style>
    <style:style style:name="T47" style:family="text">
      <style:text-properties fo:language="ru" fo:country="RU" officeooo:rsid="02a1258a" fo:background-color="transparent" loext:char-shading-value="0"/>
    </style:style>
    <style:style style:name="T48" style:family="text">
      <style:text-properties fo:language="ru" fo:country="RU" officeooo:rsid="02a43f44" fo:background-color="transparent" loext:char-shading-value="0"/>
    </style:style>
    <style:style style:name="T49" style:family="text">
      <style:text-properties fo:language="ru" fo:country="RU" officeooo:rsid="0135215b"/>
    </style:style>
    <style:style style:name="T50" style:family="text">
      <style:text-properties fo:language="ru" fo:country="RU" officeooo:rsid="0179ceb9"/>
    </style:style>
    <style:style style:name="T51" style:family="text">
      <style:text-properties fo:language="ru" fo:country="RU" officeooo:rsid="017b4e5e"/>
    </style:style>
    <style:style style:name="T52" style:family="text">
      <style:text-properties fo:language="ru" fo:country="RU" officeooo:rsid="019e9021"/>
    </style:style>
    <style:style style:name="T53" style:family="text">
      <style:text-properties fo:language="ru" fo:country="RU" officeooo:rsid="019fcfd6"/>
    </style:style>
    <style:style style:name="T54" style:family="text">
      <style:text-properties fo:language="ru" fo:country="RU" officeooo:rsid="01a014c2"/>
    </style:style>
    <style:style style:name="T55" style:family="text">
      <style:text-properties fo:language="ru" fo:country="RU" officeooo:rsid="01a51461"/>
    </style:style>
    <style:style style:name="T56" style:family="text">
      <style:text-properties fo:language="ru" fo:country="RU" officeooo:rsid="01b2cbb3"/>
    </style:style>
    <style:style style:name="T57" style:family="text">
      <style:text-properties fo:language="ru" fo:country="RU" fo:font-style="normal" fo:font-weight="normal" officeooo:rsid="02d1e734" fo:background-color="transparent" loext:char-shading-value="0" style:font-style-asian="normal" style:font-weight-asian="normal" style:font-style-complex="normal" style:font-weight-complex="normal"/>
    </style:style>
    <style:style style:name="T58" style:family="text">
      <style:text-properties fo:language="ru" fo:country="RU" officeooo:rsid="01c19a29"/>
    </style:style>
    <style:style style:name="T59" style:family="text">
      <style:text-properties fo:language="ru" fo:country="RU" officeooo:rsid="01c386a6"/>
    </style:style>
    <style:style style:name="T60" style:family="text">
      <style:text-properties fo:language="ru" fo:country="RU" officeooo:rsid="01e574b9"/>
    </style:style>
    <style:style style:name="T61" style:family="text">
      <style:text-properties fo:language="ru" fo:country="RU" officeooo:rsid="01e77159"/>
    </style:style>
    <style:style style:name="T62" style:family="text">
      <style:text-properties fo:language="ru" fo:country="RU" officeooo:rsid="01e8fbf5"/>
    </style:style>
    <style:style style:name="T63" style:family="text">
      <style:text-properties fo:language="ru" fo:country="RU" officeooo:rsid="022bd978"/>
    </style:style>
    <style:style style:name="T64" style:family="text">
      <style:text-properties fo:language="ru" fo:country="RU" officeooo:rsid="029d8513"/>
    </style:style>
    <style:style style:name="T65" style:family="text">
      <style:text-properties fo:language="ru" fo:country="RU" officeooo:rsid="029f26c8"/>
    </style:style>
    <style:style style:name="T66" style:family="text">
      <style:text-properties fo:language="ru" fo:country="RU" officeooo:rsid="02a1258a"/>
    </style:style>
    <style:style style:name="T67" style:family="text">
      <style:text-properties fo:language="ru" fo:country="RU" officeooo:rsid="02a38236"/>
    </style:style>
    <style:style style:name="T68" style:family="text">
      <style:text-properties fo:language="ru" fo:country="RU" officeooo:rsid="02a43f44"/>
    </style:style>
    <style:style style:name="T69" style:family="text">
      <style:text-properties fo:language="ru" fo:country="RU" officeooo:rsid="02a5a0fa"/>
    </style:style>
    <style:style style:name="T70" style:family="text">
      <style:text-properties fo:language="ru" fo:country="RU" officeooo:rsid="02bfe583"/>
    </style:style>
    <style:style style:name="T71" style:family="text">
      <style:text-properties fo:language="ru" fo:country="RU" officeooo:rsid="02c12a72"/>
    </style:style>
    <style:style style:name="T72" style:family="text">
      <style:text-properties fo:language="ru" fo:country="RU" officeooo:rsid="02c30232"/>
    </style:style>
    <style:style style:name="T73" style:family="text">
      <style:text-properties fo:language="ru" fo:country="RU" officeooo:rsid="02d1e734"/>
    </style:style>
    <style:style style:name="T74" style:family="text">
      <style:text-properties fo:language="ru" fo:country="RU" officeooo:rsid="02d3b7f0"/>
    </style:style>
    <style:style style:name="T75" style:family="text">
      <style:text-properties fo:language="ru" fo:country="RU" officeooo:rsid="02d57940"/>
    </style:style>
    <style:style style:name="T76" style:family="text">
      <style:text-properties fo:language="ru" fo:country="RU" officeooo:rsid="02d5d240"/>
    </style:style>
    <style:style style:name="T77" style:family="text">
      <style:text-properties fo:language="ru" fo:country="RU" officeooo:rsid="02da7e72"/>
    </style:style>
    <style:style style:name="T78" style:family="text">
      <style:text-properties fo:language="en" fo:country="US"/>
    </style:style>
    <style:style style:name="T79" style:family="text">
      <style:text-properties fo:language="en" fo:country="US" fo:background-color="transparent" loext:char-shading-value="0"/>
    </style:style>
    <style:style style:name="T80" style:family="text">
      <style:text-properties fo:language="en" fo:country="US" officeooo:rsid="01f95797" fo:background-color="transparent" loext:char-shading-value="0"/>
    </style:style>
    <style:style style:name="T81" style:family="text">
      <style:text-properties fo:language="en" fo:country="US" officeooo:rsid="02003a92" fo:background-color="transparent" loext:char-shading-value="0"/>
    </style:style>
    <style:style style:name="T82" style:family="text">
      <style:text-properties fo:language="en" fo:country="US" officeooo:rsid="0232c982" fo:background-color="transparent" loext:char-shading-value="0"/>
    </style:style>
    <style:style style:name="T83" style:family="text">
      <style:text-properties fo:language="en" fo:country="US" officeooo:rsid="023cb3eb" fo:background-color="transparent" loext:char-shading-value="0"/>
    </style:style>
    <style:style style:name="T84" style:family="text">
      <style:text-properties fo:language="en" fo:country="US" officeooo:rsid="0243bddf" fo:background-color="transparent" loext:char-shading-value="0"/>
    </style:style>
    <style:style style:name="T85" style:family="text">
      <style:text-properties fo:language="en" fo:country="US" officeooo:rsid="02467ba1" fo:background-color="transparent" loext:char-shading-value="0"/>
    </style:style>
    <style:style style:name="T86" style:family="text">
      <style:text-properties fo:language="en" fo:country="US" officeooo:rsid="02824caa" fo:background-color="transparent" loext:char-shading-value="0"/>
    </style:style>
    <style:style style:name="T87" style:family="text">
      <style:text-properties fo:language="en" fo:country="US" officeooo:rsid="0282e0e0" fo:background-color="transparent" loext:char-shading-value="0"/>
    </style:style>
    <style:style style:name="T88" style:family="text">
      <style:text-properties fo:language="en" fo:country="US" officeooo:rsid="019bde14"/>
    </style:style>
    <style:style style:name="T89" style:family="text">
      <style:text-properties fo:language="en" fo:country="US" officeooo:rsid="01a15bc4"/>
    </style:style>
    <style:style style:name="T90" style:family="text">
      <style:text-properties fo:language="en" fo:country="US" officeooo:rsid="01c19a29"/>
    </style:style>
    <style:style style:name="T91" style:family="text">
      <style:text-properties fo:language="en" fo:country="US" fo:font-weight="bold" officeooo:rsid="02157838" style:font-weight-asian="bold" style:font-weight-complex="bold"/>
    </style:style>
    <style:style style:name="T92" style:family="text">
      <style:text-properties fo:language="en" fo:country="US" officeooo:rsid="0223c1b4" fo:background-color="#ffff00" loext:char-shading-value="0"/>
    </style:style>
    <style:style style:name="T93" style:family="text">
      <style:text-properties fo:language="en" fo:country="US" officeooo:rsid="02257e6c"/>
    </style:style>
    <style:style style:name="T94" style:family="text">
      <style:text-properties fo:language="en" fo:country="US" officeooo:rsid="022bd978"/>
    </style:style>
    <style:style style:name="T95" style:family="text">
      <style:text-properties fo:language="en" fo:country="US" officeooo:rsid="022f01b8"/>
    </style:style>
    <style:style style:name="T96" style:family="text">
      <style:text-properties fo:language="en" fo:country="US" officeooo:rsid="02433408"/>
    </style:style>
    <style:style style:name="T97" style:family="text">
      <style:text-properties officeooo:rsid="011e2908"/>
    </style:style>
    <style:style style:name="T98" style:family="text">
      <style:text-properties officeooo:rsid="0120cf33"/>
    </style:style>
    <style:style style:name="T99" style:family="text">
      <style:text-properties officeooo:rsid="0125745b"/>
    </style:style>
    <style:style style:name="T100" style:family="text">
      <style:text-properties officeooo:rsid="0127c0a0"/>
    </style:style>
    <style:style style:name="T101" style:family="text">
      <style:text-properties officeooo:rsid="013042a9"/>
    </style:style>
    <style:style style:name="T102" style:family="text">
      <style:text-properties officeooo:rsid="01314fd3"/>
    </style:style>
    <style:style style:name="T103" style:family="text">
      <style:text-properties officeooo:rsid="01327a68"/>
    </style:style>
    <style:style style:name="T104" style:family="text">
      <style:text-properties officeooo:rsid="0132ef5d"/>
    </style:style>
    <style:style style:name="T105" style:family="text">
      <style:text-properties officeooo:rsid="0135215b"/>
    </style:style>
    <style:style style:name="T106" style:family="text">
      <style:text-properties officeooo:rsid="0137026c"/>
    </style:style>
    <style:style style:name="T107" style:family="text">
      <style:text-properties officeooo:rsid="013a8537"/>
    </style:style>
    <style:style style:name="T108" style:family="text">
      <style:text-properties officeooo:rsid="01458ba0"/>
    </style:style>
    <style:style style:name="T109" style:family="text">
      <style:text-properties officeooo:rsid="0149110c"/>
    </style:style>
    <style:style style:name="T110" style:family="text">
      <style:text-properties officeooo:rsid="01513726"/>
    </style:style>
    <style:style style:name="T111" style:family="text">
      <style:text-properties officeooo:rsid="015deeee"/>
    </style:style>
    <style:style style:name="T112" style:family="text">
      <style:text-properties officeooo:rsid="015fd117"/>
    </style:style>
    <style:style style:name="T113" style:family="text">
      <style:text-properties officeooo:rsid="016197a2"/>
    </style:style>
    <style:style style:name="T114" style:family="text">
      <style:text-properties officeooo:rsid="016536b1"/>
    </style:style>
    <style:style style:name="T115" style:family="text">
      <style:text-properties officeooo:rsid="0167ee2d"/>
    </style:style>
    <style:style style:name="T116" style:family="text">
      <style:text-properties officeooo:rsid="01693abf"/>
    </style:style>
    <style:style style:name="T117" style:family="text">
      <style:text-properties officeooo:rsid="016bef15"/>
    </style:style>
    <style:style style:name="T118" style:family="text">
      <style:text-properties officeooo:rsid="016d48c7"/>
    </style:style>
    <style:style style:name="T119" style:family="text">
      <style:text-properties officeooo:rsid="0182f139"/>
    </style:style>
    <style:style style:name="T120" style:family="text">
      <style:text-properties officeooo:rsid="018b830b"/>
    </style:style>
    <style:style style:name="T121" style:family="text">
      <style:text-properties officeooo:rsid="018bcb40"/>
    </style:style>
    <style:style style:name="T122" style:family="text">
      <style:text-properties officeooo:rsid="018ee703"/>
    </style:style>
    <style:style style:name="T123" style:family="text">
      <style:text-properties officeooo:rsid="018fbbd2"/>
    </style:style>
    <style:style style:name="T124" style:family="text">
      <style:text-properties officeooo:rsid="01a340ae"/>
    </style:style>
    <style:style style:name="T125" style:family="text">
      <style:text-properties officeooo:rsid="01a70fa8"/>
    </style:style>
    <style:style style:name="T126" style:family="text">
      <style:text-properties officeooo:rsid="01a914ff"/>
    </style:style>
    <style:style style:name="T127" style:family="text">
      <style:text-properties fo:font-style="italic" fo:font-weight="bold" style:font-style-asian="italic" style:font-weight-asian="bold" style:font-style-complex="italic" style:font-weight-complex="bold"/>
    </style:style>
    <style:style style:name="T128" style:family="text">
      <style:text-properties fo:font-style="italic" fo:font-weight="bold" officeooo:rsid="01e32c06" style:font-style-asian="italic" style:font-weight-asian="bold" style:font-style-complex="italic" style:font-weight-complex="bold"/>
    </style:style>
    <style:style style:name="T129" style:family="text">
      <style:text-properties fo:font-style="italic" fo:font-weight="bold" officeooo:rsid="0118445e" style:font-style-asian="italic" style:font-weight-asian="bold" style:font-style-complex="italic" style:font-weight-complex="bold"/>
    </style:style>
    <style:style style:name="T130" style:family="text">
      <style:text-properties fo:font-weight="bold" officeooo:rsid="018ee703" style:font-weight-asian="bold" style:font-weight-complex="bold"/>
    </style:style>
    <style:style style:name="T131" style:family="text">
      <style:text-properties officeooo:rsid="01c9d372"/>
    </style:style>
    <style:style style:name="T132" style:family="text">
      <style:text-properties officeooo:rsid="01cb876f"/>
    </style:style>
    <style:style style:name="T133" style:family="text">
      <style:text-properties officeooo:rsid="01cc512b"/>
    </style:style>
    <style:style style:name="T134" style:family="text">
      <style:text-properties officeooo:rsid="01cdd957"/>
    </style:style>
    <style:style style:name="T135" style:family="text">
      <style:text-properties officeooo:rsid="01d07b47"/>
    </style:style>
    <style:style style:name="T136" style:family="text">
      <style:text-properties officeooo:rsid="01d10d2a"/>
    </style:style>
    <style:style style:name="T137" style:family="text">
      <style:text-properties officeooo:rsid="01d1d041"/>
    </style:style>
    <style:style style:name="T138" style:family="text">
      <style:text-properties officeooo:rsid="01d1fbc3"/>
    </style:style>
    <style:style style:name="T139" style:family="text">
      <style:text-properties fo:language="bg" fo:country="BG"/>
    </style:style>
    <style:style style:name="T140" style:family="text">
      <style:text-properties fo:language="bg" fo:country="BG" fo:background-color="transparent" loext:char-shading-value="0"/>
    </style:style>
    <style:style style:name="T141" style:family="text">
      <style:text-properties fo:language="bg" fo:country="BG" officeooo:rsid="01f4c18c" fo:background-color="transparent" loext:char-shading-value="0"/>
    </style:style>
    <style:style style:name="T142" style:family="text">
      <style:text-properties fo:language="bg" fo:country="BG" officeooo:rsid="01f95797" fo:background-color="transparent" loext:char-shading-value="0"/>
    </style:style>
    <style:style style:name="T143" style:family="text">
      <style:text-properties fo:language="bg" fo:country="BG" officeooo:rsid="01fcab99" fo:background-color="transparent" loext:char-shading-value="0"/>
    </style:style>
    <style:style style:name="T144" style:family="text">
      <style:text-properties fo:language="bg" fo:country="BG" officeooo:rsid="01fe7b53" fo:background-color="transparent" loext:char-shading-value="0"/>
    </style:style>
    <style:style style:name="T145" style:family="text">
      <style:text-properties fo:language="bg" fo:country="BG" officeooo:rsid="020252a4" fo:background-color="transparent" loext:char-shading-value="0"/>
    </style:style>
    <style:style style:name="T146" style:family="text">
      <style:text-properties fo:language="bg" fo:country="BG" officeooo:rsid="020572cc" fo:background-color="transparent" loext:char-shading-value="0"/>
    </style:style>
    <style:style style:name="T147" style:family="text">
      <style:text-properties fo:language="bg" fo:country="BG" officeooo:rsid="02301eed" fo:background-color="transparent" loext:char-shading-value="0"/>
    </style:style>
    <style:style style:name="T148" style:family="text">
      <style:text-properties fo:language="bg" fo:country="BG" officeooo:rsid="02316f69" fo:background-color="transparent" loext:char-shading-value="0"/>
    </style:style>
    <style:style style:name="T149" style:family="text">
      <style:text-properties fo:language="bg" fo:country="BG" officeooo:rsid="0232c982" fo:background-color="transparent" loext:char-shading-value="0"/>
    </style:style>
    <style:style style:name="T150" style:family="text">
      <style:text-properties fo:language="bg" fo:country="BG" officeooo:rsid="02341588" fo:background-color="transparent" loext:char-shading-value="0"/>
    </style:style>
    <style:style style:name="T151" style:family="text">
      <style:text-properties fo:language="bg" fo:country="BG" officeooo:rsid="02349ec8" fo:background-color="transparent" loext:char-shading-value="0"/>
    </style:style>
    <style:style style:name="T152" style:family="text">
      <style:text-properties fo:language="bg" fo:country="BG" officeooo:rsid="0237717f" fo:background-color="transparent" loext:char-shading-value="0"/>
    </style:style>
    <style:style style:name="T153" style:family="text">
      <style:text-properties fo:language="bg" fo:country="BG" officeooo:rsid="02394d68" fo:background-color="transparent" loext:char-shading-value="0"/>
    </style:style>
    <style:style style:name="T154" style:family="text">
      <style:text-properties fo:language="bg" fo:country="BG" officeooo:rsid="023af906" fo:background-color="transparent" loext:char-shading-value="0"/>
    </style:style>
    <style:style style:name="T155" style:family="text">
      <style:text-properties fo:language="bg" fo:country="BG" officeooo:rsid="023cb3eb" fo:background-color="transparent" loext:char-shading-value="0"/>
    </style:style>
    <style:style style:name="T156" style:family="text">
      <style:text-properties fo:language="bg" fo:country="BG" officeooo:rsid="02407147" fo:background-color="transparent" loext:char-shading-value="0"/>
    </style:style>
    <style:style style:name="T157" style:family="text">
      <style:text-properties fo:language="bg" fo:country="BG" officeooo:rsid="0243bddf" fo:background-color="transparent" loext:char-shading-value="0"/>
    </style:style>
    <style:style style:name="T158" style:family="text">
      <style:text-properties fo:language="bg" fo:country="BG" officeooo:rsid="02465153" fo:background-color="transparent" loext:char-shading-value="0"/>
    </style:style>
    <style:style style:name="T159" style:family="text">
      <style:text-properties fo:language="bg" fo:country="BG" officeooo:rsid="02467ba1" fo:background-color="transparent" loext:char-shading-value="0"/>
    </style:style>
    <style:style style:name="T160" style:family="text">
      <style:text-properties fo:language="bg" fo:country="BG" officeooo:rsid="0248c756" fo:background-color="transparent" loext:char-shading-value="0"/>
    </style:style>
    <style:style style:name="T161" style:family="text">
      <style:text-properties fo:language="bg" fo:country="BG" officeooo:rsid="024a6d7c" fo:background-color="transparent" loext:char-shading-value="0"/>
    </style:style>
    <style:style style:name="T162" style:family="text">
      <style:text-properties fo:language="bg" fo:country="BG" officeooo:rsid="024bb53f" fo:background-color="transparent" loext:char-shading-value="0"/>
    </style:style>
    <style:style style:name="T163" style:family="text">
      <style:text-properties fo:language="bg" fo:country="BG" officeooo:rsid="024d3423" fo:background-color="transparent" loext:char-shading-value="0"/>
    </style:style>
    <style:style style:name="T164" style:family="text">
      <style:text-properties fo:language="bg" fo:country="BG" officeooo:rsid="0252d037" fo:background-color="transparent" loext:char-shading-value="0"/>
    </style:style>
    <style:style style:name="T165" style:family="text">
      <style:text-properties fo:language="bg" fo:country="BG" officeooo:rsid="025b1d4b" fo:background-color="transparent" loext:char-shading-value="0"/>
    </style:style>
    <style:style style:name="T166" style:family="text">
      <style:text-properties fo:language="bg" fo:country="BG" officeooo:rsid="025bf00f" fo:background-color="transparent" loext:char-shading-value="0"/>
    </style:style>
    <style:style style:name="T167" style:family="text">
      <style:text-properties fo:language="bg" fo:country="BG" officeooo:rsid="025de409" fo:background-color="transparent" loext:char-shading-value="0"/>
    </style:style>
    <style:style style:name="T168" style:family="text">
      <style:text-properties fo:language="bg" fo:country="BG" officeooo:rsid="025f17c0" fo:background-color="transparent" loext:char-shading-value="0"/>
    </style:style>
    <style:style style:name="T169" style:family="text">
      <style:text-properties fo:language="bg" fo:country="BG" officeooo:rsid="02611361" fo:background-color="transparent" loext:char-shading-value="0"/>
    </style:style>
    <style:style style:name="T170" style:family="text">
      <style:text-properties fo:language="bg" fo:country="BG" officeooo:rsid="02647b4a" fo:background-color="transparent" loext:char-shading-value="0"/>
    </style:style>
    <style:style style:name="T171" style:family="text">
      <style:text-properties fo:language="bg" fo:country="BG" officeooo:rsid="0264a8fa" fo:background-color="transparent" loext:char-shading-value="0"/>
    </style:style>
    <style:style style:name="T172" style:family="text">
      <style:text-properties fo:language="bg" fo:country="BG" officeooo:rsid="0265a99f" fo:background-color="transparent" loext:char-shading-value="0"/>
    </style:style>
    <style:style style:name="T173" style:family="text">
      <style:text-properties fo:language="bg" fo:country="BG" officeooo:rsid="02806b7d" fo:background-color="transparent" loext:char-shading-value="0"/>
    </style:style>
    <style:style style:name="T174" style:family="text">
      <style:text-properties fo:language="bg" fo:country="BG" officeooo:rsid="02824caa" fo:background-color="transparent" loext:char-shading-value="0"/>
    </style:style>
    <style:style style:name="T175" style:family="text">
      <style:text-properties fo:language="bg" fo:country="BG" officeooo:rsid="0282e0e0" fo:background-color="transparent" loext:char-shading-value="0"/>
    </style:style>
    <style:style style:name="T176" style:family="text">
      <style:text-properties fo:language="bg" fo:country="BG" officeooo:rsid="028461dc" fo:background-color="transparent" loext:char-shading-value="0"/>
    </style:style>
    <style:style style:name="T177" style:family="text">
      <style:text-properties fo:language="bg" fo:country="BG" officeooo:rsid="02844bdf" fo:background-color="transparent" loext:char-shading-value="0"/>
    </style:style>
    <style:style style:name="T178" style:family="text">
      <style:text-properties fo:language="bg" fo:country="BG" officeooo:rsid="028c77b8" fo:background-color="transparent" loext:char-shading-value="0"/>
    </style:style>
    <style:style style:name="T179" style:family="text">
      <style:text-properties fo:language="bg" fo:country="BG" officeooo:rsid="028da3c2" fo:background-color="transparent" loext:char-shading-value="0"/>
    </style:style>
    <style:style style:name="T180" style:family="text">
      <style:text-properties fo:language="bg" fo:country="BG" officeooo:rsid="028ea244" fo:background-color="transparent" loext:char-shading-value="0"/>
    </style:style>
    <style:style style:name="T181" style:family="text">
      <style:text-properties fo:language="bg" fo:country="BG" officeooo:rsid="01f6622d"/>
    </style:style>
    <style:style style:name="T182" style:family="text">
      <style:text-properties fo:language="bg" fo:country="BG" officeooo:rsid="020252a4"/>
    </style:style>
    <style:style style:name="T183" style:family="text">
      <style:text-properties fo:language="bg" fo:country="BG" officeooo:rsid="02257e6c"/>
    </style:style>
    <style:style style:name="T184" style:family="text">
      <style:text-properties fo:language="bg" fo:country="BG" officeooo:rsid="022f01b8"/>
    </style:style>
    <style:style style:name="T185" style:family="text">
      <style:text-properties fo:language="bg" fo:country="BG" officeooo:rsid="02301eed"/>
    </style:style>
    <style:style style:name="T186" style:family="text">
      <style:text-properties fo:language="bg" fo:country="BG" officeooo:rsid="02316f69"/>
    </style:style>
    <style:style style:name="T187" style:family="text">
      <style:text-properties fo:language="bg" fo:country="BG" officeooo:rsid="024292dc"/>
    </style:style>
    <style:style style:name="T188" style:family="text">
      <style:text-properties fo:language="bg" fo:country="BG" officeooo:rsid="024e3ff8"/>
    </style:style>
    <style:style style:name="T189" style:family="text">
      <style:text-properties fo:language="bg" fo:country="BG" officeooo:rsid="024f0d3a"/>
    </style:style>
    <style:style style:name="T190" style:family="text">
      <style:text-properties fo:language="bg" fo:country="BG" officeooo:rsid="025806a3"/>
    </style:style>
    <style:style style:name="T191"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92"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93"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94"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95"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96"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97"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98" style:family="text">
      <style:text-properties fo:language="bg" fo:country="BG" officeooo:rsid="02d1e734"/>
    </style:style>
    <style:style style:name="T199" style:family="text">
      <style:text-properties officeooo:rsid="020a01b5"/>
    </style:style>
    <style:style style:name="T200" style:family="text">
      <style:text-properties officeooo:rsid="020fa8f2"/>
    </style:style>
    <style:style style:name="T201" style:family="text">
      <style:text-properties officeooo:rsid="021014ed"/>
    </style:style>
    <style:style style:name="T202" style:family="text">
      <style:text-properties officeooo:rsid="02106492"/>
    </style:style>
    <style:style style:name="T203" style:family="text">
      <style:text-properties officeooo:rsid="02165299"/>
    </style:style>
    <style:style style:name="T204" style:family="text">
      <style:text-properties officeooo:rsid="021eab53"/>
    </style:style>
    <style:style style:name="T205" style:family="text">
      <style:text-properties officeooo:rsid="0221accc"/>
    </style:style>
    <style:style style:name="T206" style:family="text">
      <style:text-properties officeooo:rsid="02226352"/>
    </style:style>
    <style:style style:name="T207" style:family="text">
      <style:text-properties officeooo:rsid="02257e6c"/>
    </style:style>
    <style:style style:name="T208" style:family="text">
      <style:text-properties officeooo:rsid="022ddc5f"/>
    </style:style>
    <style:style style:name="T209" style:family="text">
      <style:text-properties officeooo:rsid="022f01b8"/>
    </style:style>
    <style:style style:name="T210" style:family="text">
      <style:text-properties style:font-name="Times New Roman4" fo:language="bg" fo:country="BG" officeooo:rsid="024d3423" fo:background-color="transparent" loext:char-shading-value="0"/>
    </style:style>
    <style:style style:name="T211" style:family="text">
      <style:text-properties style:font-name="Times New Roman4" fo:language="bg" fo:country="BG" officeooo:rsid="02647b4a" fo:background-color="transparent" loext:char-shading-value="0"/>
    </style:style>
    <style:style style:name="T212" style:family="text">
      <style:text-properties style:font-name="Times New Roman" fo:language="bg" fo:country="BG" officeooo:rsid="024d3423" fo:background-color="transparent" loext:char-shading-value="0"/>
    </style:style>
    <style:style style:name="T213" style:family="text">
      <style:text-properties style:font-name="Times New Roman" fo:language="bg" fo:country="BG" officeooo:rsid="02647b4a" fo:background-color="transparent" loext:char-shading-value="0"/>
    </style:style>
    <style:style style:name="T214" style:family="text">
      <style:text-properties style:font-name="Times New Roman" fo:language="bg" fo:country="BG" officeooo:rsid="02669ddf" fo:background-color="transparent" loext:char-shading-value="0"/>
    </style:style>
    <style:style style:name="T215" style:family="text">
      <style:text-properties style:font-name="Times New Roman" fo:language="bg" fo:country="BG" officeooo:rsid="026838fc" fo:background-color="transparent" loext:char-shading-value="0"/>
    </style:style>
    <style:style style:name="T216" style:family="text">
      <style:text-properties style:font-name="Times New Roman" fo:language="bg" fo:country="BG" officeooo:rsid="0269e92a" fo:background-color="transparent" loext:char-shading-value="0"/>
    </style:style>
    <style:style style:name="T217" style:family="text">
      <style:text-properties style:font-name="Times New Roman" fo:language="bg" fo:country="BG" officeooo:rsid="026b2712" fo:background-color="transparent" loext:char-shading-value="0"/>
    </style:style>
    <style:style style:name="T218" style:family="text">
      <style:text-properties style:font-name="Times New Roman" fo:language="bg" fo:country="BG" officeooo:rsid="026dfc35" fo:background-color="transparent" loext:char-shading-value="0"/>
    </style:style>
    <style:style style:name="T219" style:family="text">
      <style:text-properties style:font-name="Times New Roman" fo:language="bg" fo:country="BG" officeooo:rsid="026fab51" fo:background-color="transparent" loext:char-shading-value="0"/>
    </style:style>
    <style:style style:name="T220" style:family="text">
      <style:text-properties style:font-name="Times New Roman" fo:language="bg" fo:country="BG" officeooo:rsid="02714d7a" fo:background-color="transparent" loext:char-shading-value="0"/>
    </style:style>
    <style:style style:name="T221" style:family="text">
      <style:text-properties style:font-name="Times New Roman" fo:language="bg" fo:country="BG" officeooo:rsid="0272886e" fo:background-color="#ffff00" loext:char-shading-value="0"/>
    </style:style>
    <style:style style:name="T222" style:family="text">
      <style:text-properties style:font-name="Times New Roman" fo:language="bg" fo:country="BG" officeooo:rsid="02a5e8ab" style:font-size-asian="10.5pt"/>
    </style:style>
    <style:style style:name="T223" style:family="text">
      <style:text-properties style:font-name="Times New Roman" fo:language="en" fo:country="US" officeooo:rsid="02714d7a" fo:background-color="transparent" loext:char-shading-value="0"/>
    </style:style>
    <style:style style:name="T224" style:family="text">
      <style:text-properties fo:font-variant="normal" fo:text-transform="none" style:text-position="0% 100%" fo:font-style="normal" style:text-underline-style="none" fo:font-weight="normal"/>
    </style:style>
    <style:style style:name="T225" style:family="text">
      <style:text-properties officeooo:rsid="0254f986"/>
    </style:style>
    <style:style style:name="T226"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227" style:family="text">
      <style:text-properties fo:color="#009933" officeooo:rsid="0296cb70"/>
    </style:style>
    <style:style style:name="T228" style:family="text">
      <style:text-properties officeooo:rsid="028fdca1"/>
    </style:style>
    <style:style style:name="T229" style:family="text">
      <style:text-properties officeooo:rsid="029210c9"/>
    </style:style>
    <style:style style:name="T230" style:family="text">
      <style:text-properties officeooo:rsid="0294d9bb"/>
    </style:style>
    <style:style style:name="T231" style:family="text">
      <style:text-properties officeooo:rsid="0296cb70"/>
    </style:style>
    <style:style style:name="T232" style:family="text">
      <style:text-properties officeooo:rsid="02a5e8ab"/>
    </style:style>
    <style:style style:name="T233" style:family="text">
      <style:text-properties officeooo:rsid="02ae2b29"/>
    </style:style>
    <style:style style:name="T234" style:family="text">
      <style:text-properties officeooo:rsid="02ae4f30"/>
    </style:style>
    <style:style style:name="T235" style:family="text">
      <style:text-properties officeooo:rsid="02b0055a"/>
    </style:style>
    <style:style style:name="T236" style:family="text">
      <style:text-properties officeooo:rsid="02b74a49"/>
    </style:style>
    <style:style style:name="T237" style:family="text">
      <style:text-properties fo:font-style="normal" fo:font-weight="bold" style:font-style-asian="normal" style:font-weight-asian="bold" style:font-style-complex="normal" style:font-weight-complex="bold"/>
    </style:style>
    <style:style style:name="T238" style:family="text">
      <style:text-properties fo:font-style="normal" fo:font-weight="bold" officeooo:rsid="013a61e8" style:font-style-asian="normal" style:font-weight-asian="bold" style:font-style-complex="normal" style:font-weight-complex="bold"/>
    </style:style>
    <style:style style:name="T239" style:family="text">
      <style:text-properties fo:font-style="normal" fo:font-weight="bold" officeooo:rsid="02ba0ad9" style:font-style-asian="normal" style:font-weight-asian="bold" style:font-style-complex="normal" style:font-weight-complex="bold"/>
    </style:style>
    <style:style style:name="T240" style:family="text">
      <style:text-properties officeooo:rsid="02bc6748"/>
    </style:style>
    <style:style style:name="T241" style:family="text">
      <style:text-properties officeooo:rsid="02c36bef"/>
    </style:style>
    <style:style style:name="T242" style:family="text">
      <style:text-properties officeooo:rsid="02cec7d8"/>
    </style:style>
    <style:style style:name="T243" style:family="text">
      <style:text-properties officeooo:rsid="02cf3d48"/>
    </style:style>
    <style:style style:name="T244" style:family="text">
      <style:text-properties officeooo:rsid="02d0d77c"/>
    </style:style>
    <style:style style:name="T245" style:family="text">
      <style:text-properties officeooo:rsid="02d1e734"/>
    </style:style>
    <style:style style:name="T246" style:family="text">
      <style:text-properties officeooo:rsid="02d84c28"/>
    </style:style>
    <style:style style:name="T247" style:family="text">
      <style:text-properties officeooo:rsid="02dc6837"/>
    </style:style>
    <style:style style:name="T248" style:family="text">
      <style:text-properties officeooo:rsid="02dd60a1"/>
    </style:style>
    <style:style style:name="T249" style:family="text">
      <style:text-properties officeooo:rsid="02e54a67"/>
    </style:style>
    <style:style style:name="T25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fo:padding="0.002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89453870420033766" text:style-name="L12">
        <text:list-item>
          <text:p text:style-name="P58"><text:bookmark-start text:name="__RefHeading__6520_970456079"/>Материали и методи<text:bookmark-end text:name="__RefHeading__6520_970456079"/></text:p>
        </text:list-item>
      </text:list>
      <text:list xml:id="list4943491341493968294"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110">задачи </text:span>на тази дисертация е <text:span text:style-name="T110">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110">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10">беше разработена следната схема на пробонабиране</text:span><office:annotation office:name="__Fieldmark__13502_119404090"><dc:creator>K </dc:creator><dc:date>2015-12-14T14:28:00</dc:date><text:list text:style-name=""><text:list-item><text:p>оправи картите!</text:p></text:list-item></text:list></office:annotation><text:span text:style-name="T110">. </text:span><office:annotation-end office:name="__Fieldmark__13502_119404090"/></text:p>
      <text:list xml:id="list150244811887781" text:continue-list="list4943491341493968294"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112">(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117">И</text:span>зследвани <text:span text:style-name="T117">бяха </text:span>три полета от морски треви и съседните пясъчни субстрати. Станциите <text:span text:style-name="T118">на пробовзимане (</text:span><text:sequence-ref text:reference-format="category-and-value" text:ref-name="refФиг.0">Фиг. 1</text:sequence-ref><text:span text:style-name="T118">)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116">па</text:span>дни води, <text:span text:style-name="T111">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16.002cm" draw:z-index="3"><draw:text-box fo:min-height="11.996cm"><text:p text:style-name="Thesis_5f_caption">Фиг. <text:sequence text:ref-name="refФиг.0" text:name="Фиг." text:formula="ooow:Фиг.+1" style:num-format="1">1</text:sequence>. Станции <text:span text:style-name="T115">за пробонабиране </text:span>в Созополския залив (2012 г.). С червена стрелка е отбелязано местоположението на <text:span text:style-name="T131">източника на непречистени отпадни води</text:span> на град Созопол.</text:p></draw:text-box></draw:frame><text:soft-page-break/></text:p>
      <text:p text:style-name="P12"><text:span text:style-name="T132">В</text:span>ъв вътрешността на всяко <text:span text:style-name="T132">от трите</text:span> поле<text:span text:style-name="T132">та от морски треви от р. Zostera в залива</text:span> бяха избрани <text:span text:style-name="T133">по </text:span>две станции. <text:span text:style-name="T134">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50244673029530"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13">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113">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113">разгледани предните два типа местообитания в крайбрежната зона (морски треви и пясъци) (</text:span><text:span text:style-name="T36"><text:sequence-ref text:reference-format="category-and-value" text:ref-name="refФиг.1">Фиг. 2</text:sequence-ref></text:span><text:span text:style-name="T113">). <text:s text:c="2"/></text:span></text:p>
      <text:p text:style-name="Thesis_5f_body"><draw:frame draw:style-name="fr1" draw:name="Frame6" text:anchor-type="paragraph" svg:width="16.002cm" draw:z-index="2"><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list text:style-name=""><text:list-item><text:p>Ропотамо?</text:p></text:list-item></text:list></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11">Във всяко от полетата от морски треви беше избрана само по една станция, за да могат да бъдат <text:span text:style-name="T135">изследвани</text:span> повече полета. От станции Пода, Отманли и Градина бяха събрани <text:span text:style-name="T136">зообентосни </text:span>проби през 2013 и 2014 г.; от станция Ропотамо – <text:span text:style-name="T137">само </text:span>през 2013 г., а от станция Вромос – <text:span text:style-name="T137">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14">а през 2014 г. - едно пробонабиране (юли)</text:span>.</text:p>
      <text:list xml:id="list150244425662038" text:continue-list="list150244673029530"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24"><text:span text:style-name="T97">Полевите изследвания за тази дисертация бяха проведени в периода 2012-2014 г. Пробите бяха събирани в рамките на </text:span><text:span text:style-name="T33">проект </text:span><text:span text:style-name="T35">„</text:span><text:span text:style-name="T34">PERSEUS - </text:span>Стратегически изследвания на морската среда в южните европейски морета“, <text:span text:style-name="T109">ф</text:span>инансиран от Седма Рамкова програма на ЕС<text:span text:style-name="T33">. </text:span></text:p>
      <text:p text:style-name="P38">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p>
      <text:p text:style-name="P13">П<text:span text:style-name="T138">о време на пилотното изследване в Созополски залив п</text:span>рез 2012 г. <text:span text:style-name="T138">беше изпробвана методичната схема на пробонабиране</text:span>. <text:span text:style-name="T108">Събрани бяха зообентосни проби от полета морски треви и от съседните пясъчни местообитания по схемата, описана в т. </text:span><text:span text:style-name="T108"><text:bookmark-ref text:reference-format="number" text:ref-name="__RefHeading__1723_913202925">1.1.1.1</text:bookmark-ref></text:span><text:span text:style-name="T32">.</text:span><text:span text:style-name="T108"> </text:span></text:p>
      <text:p text:style-name="Thesis_5f_body">През 2013-2014 г. <text:span text:style-name="T138">бяха събирани проби в рамките на Големия Бургаски залив от същите два типа местообитания по схемата, описана в т. </text:span><text:span text:style-name="T138"><text:bookmark-ref text:reference-format="number" text:ref-name="__RefHeading__1725_913202925">1.1.1.2</text:bookmark-ref></text:span><text:span text:style-name="T138">. </text:span></text:p>
      <text:p text:style-name="Thesis_5f_body"><text:span text:style-name="T97">Събрани и обработени бяха общо 134</text:span><text:span text:style-name="T33"> </text:span><text:span text:style-name="T97">количествени зообентосни проби от плитката крайбрежна зона (</text:span><office:annotation office:name="__Annotation__1836_1828351701"><dc:creator>Unknown Author</dc:creator><dc:date>2016-08-04T09:53:16</dc:date><text:list text:style-name=""><text:list-item><text:p>Може би по някакъв друг начин да се каже, защото реално са 54 проби от пясък + 32 от треви + 48 от 2012 – и треви, и пясък..</text:p></text:list-item></text:list></office:annotation><text:span text:style-name="T97">56 от полетата от морски треви и 78 от пясъчните местообитания</text:span><office:annotation-end office:name="__Annotation__1836_1828351701"/><text:span text:style-name="T97">).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97">(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97">,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97">(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97">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97">(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97">.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97">(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97">. Тъй като това е основна задача на тази дисертация, използваният метод на пробонабиране е подходящ за целта.</text:span></text:p>
      <text:p text:style-name="Thesis_5f_body"><text:span text:style-name="T97">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9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204">бяха</text:span> отдел<text:span text:style-name="T204">яни</text:span> от седимента чрез промиване на малки порции от пробата през сито с диаметър на окото 0.5 mm, след което <text:span text:style-name="T204">бяха</text:span> фиксира<text:span text:style-name="T204">ни</text:span> с 10% разтвор на формалдехид в морска вода. </text:p>
      <text:p text:style-name="P25"><text:span text:style-name="T9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9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9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9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9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9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9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9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99">.</text:span></text:p>
      <text:p text:style-name="Thesis_5f_body"><text:span text:style-name="T100">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100">. </text:span></text:p>
      <text:p text:style-name="Thesis_5f_body"><text:span text:style-name="T10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0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00">. Биомасата на всеки вид също беше преизчислена за 1 m</text:span><text:span text:style-name="T2">2</text:span><text:span text:style-name="T100">. </text:span></text:p>
      <text:p text:style-name="P26">Тези основни параметри на макрозообентосните съобщества <text:span text:style-name="T139">бяха</text:span><text:span text:style-name="T37"> използва</text:span><text:span text:style-name="T139">ни </text:span><text:span text:style-name="T37">за </text:span><text:span text:style-name="T139">характеризиране на тяхното биоразнообразие, както и за </text:span><text:span text:style-name="T37">изчисляването на индекси</text:span><text:span text:style-name="T139">те</text:span><text:span text:style-name="T37"> за екологично качество на средата.</text:span></text:p>
      <text:list xml:id="list150244670025390" text:continue-list="list150244425662038"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5">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205">зона; от друга – характеризиране на екологичното им състояние по смисъла на европейските директиви, свързани с морската околна среда. За тази цел върху събраните данни бяха приложени различни типове статистически анализи.</text:span></text:p>
      <text:list xml:id="list150244485624583" text:continue-list="list150244670025390" text:style-name="Thesis_5f_numbering">
        <text:list-item>
          <text:list>
            <text:list-item>
              <text:list>
                <text:list-item>
                  <text:list>
                    <text:list-item text:start-value="1">
                      <text:p text:style-name="P67"><text:bookmark-start text:name="__RefHeading__13188_1543247252"/><text:soft-page-break/>Методи за характеристика на биоразнообразието на макрозообентосните съобщества <text:bookmark-end text:name="__RefHeading__13188_1543247252"/></text:p>
                    </text:list-item>
                  </text:list>
                </text:list-item>
              </text:list>
            </text:list-item>
          </text:list>
        </text:list-item>
      </text:list>
      <text:p text:style-name="P14"><text:span text:style-name="T206">Върху събраните данни бяха приложени </text:span>обективни методи за оценка на биоразнообразието, <text:span text:style-name="T206">които </text:span>се използват <text:span text:style-name="T206">рутинно </text:span>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text:span text:style-name="T206">и/</text:span>или във времето. Терминът „разнообразие“ обикновено <text:span text:style-name="T200">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06">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9">Оценк<text:span text:style-name="T201">а</text:span>та на биоразнообразието се основава на 3 допускания. <text:span text:style-name="T236">Първото е, че </text:span>всички видове са равни: не се прави разлика между отделните видове – многобройните и редките видове имат еднаква тежест в изчисленията <text:span text:style-name="T206">на индексите</text:span>. Относителната пропорция (численост) на един вид в <text:span text:style-name="T199">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span></text:p>
      <text:p text:style-name="P20">Индексите за таксономично и функционално разнообразие <text:span text:style-name="T202">обаче </text:span>не <text:span text:style-name="T206">правят тези допускания: при тях таксономичната идентичност на </text:span>видове<text:span text:style-name="T206">те</text:span> <text:span text:style-name="T206">е от значение</text:span>.</text:p>
      <text:p text:style-name="P20"><text:span text:style-name="T236">Третот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p text:style-name="Thesis_5f_body"><text:span text:style-name="T6">Следва </text:span><text:span text:style-name="T5">описани</text:span><text:span text:style-name="T6">е</text:span><text:span text:style-name="T5"> </text:span><text:span text:style-name="T6">на основните принципи и особености на</text:span><text:span text:style-name="T5"> методите, приложени в настоящето изследване. Пълно представяне на различните методи за оценка на биоразнообразието има например в </text:span><text:span text:style-name="T92">Magurran</text:span><text:span text:style-name="T5"> </text:span><text:reference-mark-start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5">(2004)</text:span><text:reference-mark-end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5">.</text:span></text:p>
      <text:p text:style-name="P21"/>
      <text:p text:style-name="Thesis_5f_body"><text:span text:style-name="T128">Индекси за биоразнообразие</text:span> <text:s/></text:p>
      <text:p text:style-name="P42">Видовото богатство (<text:span text:style-name="T78">species richness, S</text:span>) може да се приеме като най-простия индекс за биоразнообразие. Представлява <text:span text:style-name="T207">общият брой различни видове в пробата или </text:span><text:soft-page-break/><text:span text:style-name="T207">съобществото. Зависи силно от размера на пробата, както и от броя събрани проби. Съществуват индекси за видово богатство (напр. </text:span><text:span text:style-name="T93">d </text:span><text:span text:style-name="T183">на </text:span><text:span text:style-name="T93">Margalef</text:span><text:span text:style-name="T207">),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225">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61">индексът </text:span><text:span text:style-name="T63">на </text:span><text:span text:style-name="T94">Shannon</text:span><text:span text:style-name="T63">-</text:span><text:span text:style-name="T94">W</text:span><text:span text:style-name="T89">iene</text:span><text:span text:style-name="T88">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88">(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63">:</text:span></text:p>
      <text:p text:style-name="P30"/>
      <text:p text:style-name="P28"><draw:frame draw:style-name="fr5" draw:name="Object5" text:anchor-type="as-char" svg:y="-0.439cm" svg:width="3.886cm" svg:height="0.594cm" draw:z-index="4"><draw:object xlink:href="./Object 5" xlink:type="simple" xlink:show="embed" xlink:actuate="onLoad"/><draw:image xlink:href="./ObjectReplacements/Object 5" xlink:type="simple" xlink:show="embed" xlink:actuate="onLoad"/><svg:desc>formula</svg:desc></draw:frame></text:p>
      <text:p text:style-name="P41">където:</text:p>
      <text:p text:style-name="P27"><text:span text:style-name="T78">p</text:span><text:span text:style-name="T8">i</text:span><text:span text:style-name="T37"> = </text:span>n<text:span text:style-name="T7">i </text:span><text:span text:style-name="T37">/ </text:span>N<text:span text:style-name="T37"> – пропорция на индивидите от вида </text:span><text:span text:style-name="T78">i</text:span><text:span text:style-name="T37"> в пробата <text:line-break/></text:span><text:span text:style-name="T78">n</text:span><text:span text:style-name="T7">i</text:span><text:span text:style-name="T9"> </text:span><text:span text:style-name="T10">-</text:span><text:span text:style-name="T37"> брой индивиди от вида </text:span>i<text:span text:style-name="T37"> в пробата <text:line-break/></text:span><text:span text:style-name="T78">N</text:span><text:span text:style-name="T37"> </text:span><text:span text:style-name="T38">- </text:span><text:span text:style-name="T37">общ брой индивиди от всички видове в пробата</text:span></text:p>
      <text:p text:style-name="Thesis_5f_body"/>
      <text:p text:style-name="Thesis_5f_body"><text:span text:style-name="T184">В</text:span><text:span text:style-name="T181"> екологичните изследвания </text:span><text:span text:style-name="T60">най-често </text:span><text:span text:style-name="T37">се използва основа 2 </text:span><text:span text:style-name="T184">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84">(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 </text:span><text:span text:style-name="T60">тази основа е използвана и в настоящето изследване.</text:span><text:span text:style-name="T62"> </text:span></text:p>
      <text:p text:style-name="P31"><text:span text:style-name="T95">H’</text:span><text:span text:style-name="T208">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187">несигурността при</text:span><text:span text:style-name="T208">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08">(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08">. Това обаче затруднява </text:span><text:soft-page-break/><text:span text:style-name="T208">интерпретацията му, тъй като той не представлява директна мярка за разнообразието на системата (каквато е например видовото богатство). </text:span></text:p>
      <text:p text:style-name="P36"><text:span text:style-name="T157">П</text:span><text:span text:style-name="T142">аралелно </text:span><text:span text:style-name="T157">с </text:span><text:span text:style-name="T84">H’ </text:span><text:span text:style-name="T157">често </text:span><text:span text:style-name="T142">се използва и индексът на </text:span><text:span text:style-name="T80">Pielou</text:span><text:span text:style-name="T44"> </text:span><text:span text:style-name="T80">J</text:span><text:span text:style-name="T44">’ </text:span><text:span text:style-name="T142">за изравненост на съобществата, който описва доминирането и кодоминирането на видовете:</text:span><text:span text:style-name="T44"> </text:span></text:p>
      <text:p text:style-name="P29"><draw:frame draw:style-name="fr5" draw:name="Object2" text:anchor-type="as-char" svg:y="-0.386cm" svg:width="2.828cm" svg:height="0.506cm" draw:z-index="8"><draw:object xlink:href="./Object 1" xlink:type="simple" xlink:show="embed" xlink:actuate="onLoad"/><draw:image xlink:href="./ObjectReplacements/Object 1" xlink:type="simple" xlink:show="embed" xlink:actuate="onLoad"/><svg:desc>formula</svg:desc></draw:frame></text:p>
      <text:p text:style-name="P36"><text:span text:style-name="T45">където S e</text:span><text:span text:style-name="T44"> бро</text:span><text:span text:style-name="T45">ят</text:span><text:span text:style-name="T44"> видове в пробата, </text:span><text:span text:style-name="T45">а </text:span><text:span text:style-name="T44">Н’ – индекс</text:span><text:span text:style-name="T45">ът на </text:span><text:span text:style-name="T80">Shannon</text:span><text:span text:style-name="T44">. </text:span><text:span text:style-name="T80">J</text:span><text:span text:style-name="T44">’ варира от 0 (неравномерно съобщество, </text:span><text:span text:style-name="T141">в което </text:span><text:span text:style-name="T44">един или няколко вида силно доминират </text:span><text:span text:style-name="T141">по численост</text:span><text:span text:style-name="T44">) до 1 (напълно равномерно съобщество — нито един вид не доминира; видовете се срещат в равни пропорции). </text:span></text:p>
      <text:p text:style-name="P39"/>
      <text:p text:style-name="P5">Ефективно разнообразие (ефективен брой видове)</text:p>
      <text:p text:style-name="Thesis_5f_body"><text:span text:style-name="T209">Трудностите в интерпретацията на </text:span><text:span text:style-name="T96">H’</text:span><text:span text:style-name="T209"> могат да се избегнат чрез превръщането на индекса </text:span><text:span text:style-name="T185">в </text:span><text:span text:style-name="T190">ефективно разнообразие или </text:span><text:span text:style-name="T185">ефективен брой видове – </text:span><text:span text:style-name="T144">броят </text:span><text:span text:style-name="T148">еднакви по честота </text:span><text:span text:style-name="T144">видове, </text:span><text:span text:style-name="T148">които трябва да присъстват в едно теоретично</text:span><text:span text:style-name="T144"> съобщество, </text:span><text:span text:style-name="T148">за да има то</text:span><text:span text:style-name="T144"> същата стойност на индекса за биоразнообразие като изучаваното</text:span><text:span text:style-name="T1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1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143">. </text:span><text:span text:style-name="T144">Ефективният брой видове е познат също така като </text:span><text:span text:style-name="T146">едно от </text:span><text:span text:style-name="T144">числ</text:span><text:span text:style-name="T146">ата</text:span><text:span text:style-name="T144"> на </text:span><text:span text:style-name="T81">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1">(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185">. </text:span><text:span text:style-name="T182">Целта на тези числа е да свържат компонентите видово богатство и изравненост на съобществата. </text:span><text:span text:style-name="T186">Те също представляват ентропия (несигурност) и се и</text:span><text:span text:style-name="T182">зчисляват по формулата:</text:span></text:p>
      <text:p text:style-name="P23"><draw:frame draw:style-name="fr5" draw:name="Object6" text:anchor-type="as-char" svg:y="-0.527cm" svg:width="3.263cm" svg:height="0.956cm" draw:z-index="9"><draw:object xlink:href="./Object 6" xlink:type="simple" xlink:show="embed" xlink:actuate="onLoad"/><draw:image xlink:href="./ObjectReplacements/Object 6" xlink:type="simple" xlink:show="embed" xlink:actuate="onLoad"/><svg:desc>formula</svg:desc></draw:frame></text:p>
      <text:p text:style-name="P16">където:</text:p>
      <text:p text:style-name="P32"><text:span text:style-name="T78">p</text:span><text:span text:style-name="T7">i </text:span><text:span text:style-name="T11">= </text:span><text:span text:style-name="T18">пропорционална численост на вид </text:span><text:span text:style-name="T19">i</text:span><text:span text:style-name="T12"> </text:span><text:span text:style-name="T19">в пробата</text:span></text:p>
      <text:p text:style-name="P33"><text:span text:style-name="T16">q</text:span><text:span text:style-name="T11"> = </text:span><text:span text:style-name="T17">„порядък“ на индекса; </text:span><text:span text:style-name="T21">о</text:span><text:span text:style-name="T17">бозначава зависимостта на индекса </text:span><text:span text:style-name="T20">от</text:span><text:span text:style-name="T17"> редките видове</text:span><text:span text:style-name="T20">. </text:span></text:p>
      <text:p text:style-name="P40"/>
      <text:p text:style-name="Thesis_5f_body"><text:span text:style-name="T21">Параметърът </text:span><text:span text:style-name="T25">q</text:span><text:span text:style-name="T13"> </text:span><text:span text:style-name="T21">и честотата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3">В</text:span><text:span text:style-name="T24">сички стойности на </text:span><text:span text:style-name="T15">q</text:span><text:span text:style-name="T24"> </text:span><text:span text:style-name="T14">&lt; 1 </text:span><text:span text:style-name="T24">отдават по-голяма тежест на редките видове, а стойностите на </text:span><text:span text:style-name="T15">q</text:span><text:span text:style-name="T24"> </text:span><text:span text:style-name="T14">&gt; 1 </text:span><text:span text:style-name="T24">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4">(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4">.</text:span></text:p>
      <text:p text:style-name="P34"><text:soft-page-break/><text:span text:style-name="T22">В настоящето изследване е използвано е</text:span><text:span text:style-name="T21">фективното разнообразие от порядък 1, <text:s/></text:span><text:span text:style-name="T22">което </text:span><text:span text:style-name="T21">отговаря на експоненциала на индекса на </text:span><text:span text:style-name="T13">Shannon, </text:span><text:span text:style-name="T21">и </text:span><text:span text:style-name="T145">разглежда </text:span><text:span text:style-name="T152">редките и обичайните </text:span><text:span text:style-name="T153">видове </text:span><text:span text:style-name="T145">като </text:span><text:span text:style-name="T152">напълно </text:span><text:span text:style-name="T145">еквивалентни, </text:span><text:span text:style-name="T152">утежнени само от собствената си честота в </text:span><text:span text:style-name="T154">съобществото</text:span><text:span text:style-name="T145">. </text:span><text:span text:style-name="T155">Това свойство обуславя и централната роля, която индексът </text:span><text:span text:style-name="T83">H’ </text:span><text:span text:style-name="T155">играе в биологичните изследвания. </text:span></text:p>
      <text:p text:style-name="P35"><text:span text:style-name="T156">Ефективното разнообразие е лесно за интерпретация, тъй като </text:span><text:span text:style-name="T151">варира линейно и пропорционално при промяна в разнообразието на съобществат</text:span><text:span text:style-name="T156">а </text:span><text:span text:style-name="T165">и позволява директно сравнение на две съобщества</text:span><text:span text:style-name="T156">. Също така, к</text:span><text:span text:style-name="T149">огато в изучаваното съобщество има силно доминиране на един или няколко вида над останалите, ефективният брой видове за </text:span><text:span text:style-name="T82">H’ </text:span><text:span text:style-name="T149">ще е по-малък от действителния брой видове (видовото богатство) на съобществото; </text:span><text:span text:style-name="T150">колкото по-голяма е разликата, толкова по-силно е доминирането. </text:span></text:p>
      <text:p text:style-name="P17"/>
      <text:p text:style-name="P17">Таксономични индекси</text:p>
      <text:p text:style-name="P37"><text:span text:style-name="T140">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158">Ако две съобщества имат еднакъв брой видове и идентично разпределение на численостите </text:span><text:span text:style-name="T160">им</text:span><text:span text:style-name="T158">, но се различават по </text:span><text:span text:style-name="T166">набора</text:span><text:span text:style-name="T158">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161">Изчисляването </text:span><text:span text:style-name="T158">на таксономични индекси е възможно, когато таксономичната резолюция на данните е достатъчно висока. </text:span></text:p>
      <text:p text:style-name="Thesis_5f_body"><text:span text:style-name="T162">В настоящето изследване </text:span><text:span text:style-name="T163">са</text:span><text:span text:style-name="T162"> приложен</text:span><text:span text:style-name="T163">и</text:span><text:span text:style-name="T162"> </text:span><text:span text:style-name="T159">индекс</text:span><text:span text:style-name="T163">и</text:span><text:span text:style-name="T159">т</text:span><text:span text:style-name="T163">е</text:span><text:span text:style-name="T159"> за таксономична разлика на </text:span><text:span text:style-name="T85">Warwick </text:span><text:span text:style-name="T159">и </text:span><text:span text:style-name="T85">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85">(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4">: </text:span><text:span text:style-name="T162">таксономично разнообразие (</text:span><text:span text:style-name="T210">Δ</text:span><text:span text:style-name="T162">) и таксономична разлика (</text:span><text:span text:style-name="T210">Δ</text:span><text:span text:style-name="T212">*</text:span><text:span text:style-name="T162">). </text:span></text:p>
      <text:p text:style-name="Thesis_5f_body"><text:span text:style-name="T162">Т</text:span><text:span text:style-name="T163">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167">Когато разпределението на видовете между надвидовите таксони е по-равномерно, стойността на индекса е по-висока. </text:span><text:span text:style-name="T163">Разстоянието може да се изрази като дължината на „клоните“ на филогенетичното дърво, свързващи тези организми. </text:span><text:span text:style-name="T170">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 възможност, която </text:span><text:soft-page-break/><text:span text:style-name="T170">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180">при изкачване в таксономичната йерархия</text:span><text:span text:style-name="T170">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170">(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171">.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8">Таксономичната разлика представлява средната дължина на „клоните“, свързващи два произволно избрани, но таксономично различни организми; така това е мярка изключително на таксономичната свързаност на видовете в съобществото. </text:p>
      <text:p text:style-name="P43"><text:span text:style-name="T167">Ако</text:span><text:span text:style-name="T163"> </text:span><text:span text:style-name="T167">количествените </text:span><text:span text:style-name="T163">данни се </text:span><text:span text:style-name="T168">превърнат в</text:span><text:span text:style-name="T163"> присъствие/отсъствие, двата предишни индекса се свеждат до един и същ индекс - </text:span><text:span text:style-name="T210">Δ</text:span><text:span text:style-name="T3">+</text:span><text:span text:style-name="T162"> , </text:span><text:span text:style-name="T163">който може да се разглежда като средната таксономична разлика между които и да е два произволни вида </text:span><text:span text:style-name="T169">в съобществото, </text:span><text:span text:style-name="T170">и чието стандартно отклонение може да бъде изчислено</text:span><text:span text:style-name="T163">. </text:span><text:span text:style-name="T172">Така този индекс по същество представлява мярка за таксономичния обхват на пробата.</text:span></text:p>
      <text:p text:style-name="P44"><text:span text:style-name="T170">На базата на </text:span><text:span text:style-name="T210">Δ</text:span><text:span text:style-name="T3">+ <text:s/></text:span><text:span text:style-name="T26">м</text:span><text:span text:style-name="T170">оже също така да се изчисли индексът на вариация на таксономичната разлика </text:span><text:span text:style-name="T211">Λ</text:span><text:span text:style-name="T4">+</text:span><text:span text:style-name="T213">, </text:span><text:span text:style-name="T214">който изразява неравномерността в таксономичната структура. </text:span></text:p>
      <text:p text:style-name="Thesis_5f_body"><text:span text:style-name="T214">За да се тества разликата </text:span><text:span text:style-name="T215">между</text:span><text:span text:style-name="T214"> </text:span><text:span text:style-name="T215">таксономичното разнообразие на </text:span><text:span text:style-name="T214">изучаваните съобщества </text:span><text:span text:style-name="T215">и</text:span><text:span text:style-name="T214"> „очакван</text:span><text:span text:style-name="T215">о</text:span><text:span text:style-name="T214">т</text:span><text:span text:style-name="T215">о</text:span><text:span text:style-name="T214">“ </text:span><text:span text:style-name="T215">разнообразие в района на изследване </text:span><text:span text:style-name="T214">е възможно да се построят вероятностни „фунии“ </text:span><text:span text:style-name="T217">(95 % доверителен интервал на индексите) </text:span><text:span text:style-name="T214">на базата на максимално пълен видов списък на фауната на </text:span><text:span text:style-name="T215">този </text:span><text:span text:style-name="T214">район. Видовете, намерени в проба </text:span><text:span text:style-name="T217">от дадено място в района на изследване</text:span><text:span text:style-name="T214">, се считат за </text:span><text:span text:style-name="T217">случайна извадка</text:span><text:span text:style-name="T215"> от този набор видове. Докато </text:span><text:span text:style-name="T217">едно </text:span><text:span text:style-name="T215">такова сравнение е невъзможно за видовото богатство </text:span><text:span text:style-name="T217">в пробата</text:span><text:span text:style-name="T215">, което винаги ще е по-малко от </text:span><text:span text:style-name="T216">пълния набор видове, средната таксономична разлика </text:span><text:span text:style-name="T210">Δ</text:span><text:span text:style-name="T3">+ </text:span><text:span text:style-name="T28">се очаква да е еднаква както за извадката (изучаваното съобщество), така и за пълния видов списък за района. Така последната се разглежда като „очакваната“ стойност на </text:span><text:span text:style-name="T31">Δ</text:span><text:span text:style-name="T3">+</text:span><text:span text:style-name="T27">, </text:span><text:span text:style-name="T28">а едно потенциално намаляване на стойността </text:span><text:span text:style-name="T29">на </text:span><text:span text:style-name="T31">Δ</text:span><text:span text:style-name="T3">+ </text:span><text:span text:style-name="T28">на дадено място по време на изследването би могл</text:span><text:span text:style-name="T29">о</text:span><text:span text:style-name="T28"> да се дълж</text:span><text:span text:style-name="T29">и</text:span><text:span text:style-name="T28"> на намаляване на биоразнообразието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28">(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28">. </text:span></text:p>
      <text:p text:style-name="P47"><text:span text:style-name="T28">В </text:span><text:span text:style-name="T30">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224">(Вълканов, 1957; Вълканов and Маринов, </text:span><text:soft-page-break/><text:span text:style-name="T224">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214">, </text:span><text:span text:style-name="T218">а също и </text:span><text:span text:style-name="T219">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219">(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214">, </text:span><text:span text:style-name="T220">T</text:span><text:span text:style-name="T223">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223">(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214">, </text:span><office:annotation office:name="__Annotation__6407_1416121077"><dc:creator>Unknown Author</dc:creator><dc:date>2016-08-05T13:51:24</dc:date><text:list text:style-name=""><text:list-item><text:p>Намери и добави! </text:p></text:list-item></text:list></office:annotation><text:span text:style-name="T221">доклад натура...</text:span><office:annotation-end office:name="__Annotation__6407_1416121077"/></text:p>
      <text:p text:style-name="P45"><text:span text:style-name="T228">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228">матрица, отговаряща на </text:span>таксономична йерархия, <text:span text:style-name="T228">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228">(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228">.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228">(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228">.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 </text:span></text:p>
      <text:p text:style-name="P46">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229">при многомерните анализи</text:span> <office:annotation office:name="__Fieldmark__3945_1543247252"><dc:creator>K </dc:creator><dc:date>2016-08-08T13:08:32</dc:date><text:list text:continue-numbering="true" text:style-name=""><text:list-item><text:p>в точка … някоя? </text:p></text:list-item></text:list></office:annotation>по-долу<office:annotation-end office:name="__Fieldmark__3945_1543247252"/>. </text:p>
      <text:p text:style-name="Thesis_5f_body"/>
      <text:p text:style-name="Thesis_5f_body"><text:span text:style-name="T129">Г</text:span><text:span text:style-name="T127">рафични методи за характеризиране на съобществата</text:span></text:p>
      <text:p text:style-name="P59">За допълнително характеризиране на биоразнообразието на зообентосните съобщества бяха приложени също така <text:span text:style-name="T247">г</text:span>рафични аналитични методи.</text:p>
      <text:p text:style-name="P57"><text:span text:style-name="T188">Графичните методи</text:span><text:span text:style-name="T37"> </text:span><text:span text:style-name="T189">могат </text:span><text:span text:style-name="T37">да се определят като междинни между едно- и многомерните методи. Главното </text:span><text:span text:style-name="T77">им</text:span><text:span text:style-name="T37">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77">отколкото при </text:span><text:span text:style-name="T37">индекси</text:span><text:span text:style-name="T77">те</text:span><text:span text:style-name="T37"> </text:span><text:span text:style-name="T77">з</text:span><text:span text:style-name="T37">а биоразнообразие. <text:s/></text:span></text:p>
      <text:p text:style-name="P57"><text:span text:style-name="T39">Един </text:span><text:span text:style-name="T37">от най-широко използваните </text:span><text:span text:style-name="T39">графични </text:span><text:span text:style-name="T37">методи за сравнение на биоразнообразието са </text:span><text:span text:style-name="T78">k</text:span><text:span text:style-name="T37">-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37">(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37">. </text:span><text:span text:style-name="T39">Те </text:span><text:span text:style-name="T37">се получават по следния начин: относителната численост на </text:span><text:span text:style-name="T64">всеки</text:span><text:span text:style-name="T37"> вид се представя като процент от общата численост в пробата, </text:span><text:span text:style-name="T64">след което всички видове се подреждат в низходящ ред и </text:span><text:soft-page-break/><text:span text:style-name="T64">получават </text:span><text:span text:style-name="T37">ранг </text:span><text:span text:style-name="T78">k: </text:span><text:span text:style-name="T37">най-многобройният вид </text:span><text:span text:style-name="T64">е с </text:span><text:span text:style-name="T37">ранг 1, следващият – ранг 2, и т. н. </text:span><text:span text:style-name="T64">На графиката п</text:span><text:span text:style-name="T37">о </text:span><text:span text:style-name="T64">оста </text:span><text:span text:style-name="T78">y</text:span><text:span text:style-name="T37"> се представя % кумулативна численост, </text:span><text:span text:style-name="T64">а </text:span><text:span text:style-name="T37">по </text:span><text:span text:style-name="T64">оста </text:span><text:span text:style-name="T78">x</text:span><text:span text:style-name="T37"> – ранг</text:span><text:span text:style-name="T65">а</text:span><text:span text:style-name="T37"> </text:span><text:span text:style-name="T64">на вида </text:span><text:span text:style-name="T37">в логаритмична скала. Получените криви дават представа за биоразнообразието: </text:span><text:span text:style-name="T41">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37">робите с по-високо разнообразие </text:span><text:span text:style-name="T41">и по-голяма изравненост </text:span><text:span text:style-name="T37">са разположени по-ниско от пробите с по-малко разнообразие </text:span><text:span text:style-name="T40">(</text:span><text:span text:style-name="T37"><text:sequence-ref text:reference-format="category-and-value" text:ref-name="refФиг.2">Фиг. 3</text:sequence-ref></text:span><text:span text:style-name="T40">)</text:span><text:span text:style-name="T37">.</text:span></text:p>
      <text:p text:style-name="Thesis_5f_body"><draw:frame draw:style-name="fr2" draw:name="Frame2" text:anchor-type="paragraph" svg:width="16.073cm" draw:z-index="1"><draw:text-box fo:min-height="9.366cm"><text:p text:style-name="P1">Фиг. <text:sequence text:ref-name="refФиг.2" text:name="Фиг." text:formula="ooow:Фиг.+1" style:num-format="1">3</text:sequence>. k-доминантни криви за зообентосни проби от морски интертидални пясъ<text:span text:style-name="T103">ц</text:span>и; всяка крива се базира на средните числености от 4 репликата. <text:span text:style-name="T102">Всяка крива отговаря на</text:span> определена комбинация от мрежа на ситото и площ на пробонабиране <text:span text:style-name="T101">(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101">).</text:span> </text:p></draw:text-box></draw:frame></text:p>
      <text:p text:style-name="P49"><text:span text:style-name="T78">ABC</text:span><text:span text:style-name="T37"> (</text:span><text:span text:style-name="T78">abundance</text:span><text:span text:style-name="T37">-</text:span><text:span text:style-name="T78">biomass</text:span><text:span text:style-name="T37"> </text:span><text:span text:style-name="T78">comparison</text:span><text:span text:style-name="T37">)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37">(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37"> </text:span><text:span text:style-name="T66">представляват р</text:span><text:span text:style-name="T37">азширение на този метод: на една графика се представят </text:span><text:span text:style-name="T78">k</text:span><text:span text:style-name="T37">-доминантните криви на биомасата и числеността, като взаимните им позиции показват ефекти</text:span><text:span text:style-name="T42">те</text:span><text:span text:style-name="T37"> </text:span><text:span text:style-name="T42">от</text:span><text:span text:style-name="T37"> евентуално замърсяване </text:span><text:span text:style-name="T43">(</text:span><text:span text:style-name="T43"><text:sequence-ref text:reference-format="category-and-value" text:ref-name="refФиг.3">Фиг. 4</text:sequence-ref></text:span><text:span text:style-name="T43">). При нормални условия (</text:span><text:span text:style-name="T43"><text:sequence-ref text:reference-format="category-and-value" text:ref-name="refФиг.3">Фиг. 4</text:sequence-ref></text:span><text:span text:style-name="T43">а) в съобществата доминират консервативни видове, с големи размери и </text:span><text:span text:style-name="T47">обикновено </text:span><text:span text:style-name="T43">малка численост – затова кривата на биомасата се намира над тази на числеността. При </text:span><text:span text:style-name="T48">средно въздействие</text:span><text:span text:style-name="T43"> (</text:span><text:span text:style-name="T43"><text:sequence-ref text:reference-format="category-and-value" text:ref-name="refФиг.3">Фиг. 4</text:sequence-ref></text:span><text:span text:style-name="T79">b</text:span><text:span text:style-name="T43">) опортюнистичните видове с малки размери, но </text:span><text:span text:style-name="T48">често развиващи се в</text:span><text:span text:style-name="T43"> голяма численост започват да</text:span><text:span text:style-name="T37"> изместват най-чувствителните видове – кривите на биомасата и числеността са близо разположени и/или се пресичат </text:span><text:span text:style-name="T68">един или няколко пъти</text:span><text:span text:style-name="T37">. Когато въздействие</text:span><text:span text:style-name="T67">то</text:span><text:span text:style-name="T37"> </text:span><text:span text:style-name="T69">е много силно</text:span><text:span text:style-name="T37">, в съобществата </text:span><text:span text:style-name="T67">започват да </text:span><text:soft-page-break/><text:span text:style-name="T37">доминират само един или няколко </text:span><text:span text:style-name="T69">от тези </text:span><text:span text:style-name="T37">малки </text:span><text:span text:style-name="T67">по размери </text:span><text:span text:style-name="T37">вид</text:span><text:span text:style-name="T67">ове-</text:span><text:span text:style-name="T69">опортюнисти</text:span><text:span text:style-name="T37"> (</text:span><text:span text:style-name="T37"><text:sequence-ref text:reference-format="category-and-value" text:ref-name="refФиг.3">Фиг. 4</text:sequence-ref></text:span><text:span text:style-name="T78">c</text:span><text:span text:style-name="T37">), </text:span><text:span text:style-name="T67">а</text:span><text:span text:style-name="T37"> кривата на числеността се намира над тази на биомасата </text:span><text:span text:style-name="T68">по цялата си дължина</text:span><text:span text:style-name="T37">. </text:span></text:p>
      <text:p text:style-name="Thesis_5f_body"><draw:frame draw:style-name="fr3" draw:name="Frame3" text:anchor-type="as-char" svg:width="15.498cm" draw:z-index="7"><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104">(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04">(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04">).</text:span></text:p></draw:text-box></draw:frame></text:p>
      <text:p text:style-name="P50"/>
      <text:p text:style-name="P51"><text:span text:style-name="T232">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232">(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232">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стойността й е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222">пресичат. </text:span></text:p>
      <text:p text:style-name="Thesis_5f_body">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234">изчислението на </text:span>тези криви <text:span text:style-name="T234">се </text:span><text:s/><text:span text:style-name="T234">пресмята </text:span>относителния дял от числеността и<text:span text:style-name="T235">ли</text:span> биомасата <text:span text:style-name="T234">на всеки вид от числеността или биомасата на следващите по ранг, като</text:span> <text:span text:style-name="T234">се изключва </text:span>п<text:span text:style-name="T234">редишния </text:span>вид <text:span text:style-name="T234">с по-висок ранг.</text:span> <text:span text:style-name="T234">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oft-page-break/>кривата на числеността е сравнително гладка. При замърсени или повлияни съобщества отново има смяна на позициите на кривите на числеността и биомасата; кривата на числеността също така е много по-неравномерна, <text:span text:style-name="T233">тъй като </text:span>негативното въздействие засяга всички видове в съобществото. <text:s text:c="3"/></text:p>
      <text:p text:style-name="P65"><text:span text:style-name="T248">Също така, бяха изчислени и начертани профили на биоразнообразието на съобществата, утежнени спрямо таксономичното сходство видовете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248">(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248">. Тези профили представят „отпечатък“ на структурата на съобществата. В основата им са същите уравнения за обща ентропия като числата на Hill. Принципът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итуация. <text:s text:c="2"/></text:span></text:p>
      <text:p text:style-name="P66"><text:span text:style-name="T249">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 <text:s text:c="14"/></text:span></text:p>
      <text:p text:style-name="Thesis_5f_body"/>
      <text:p text:style-name="P3"><text:span text:style-name="T105">М</text:span>ногомерни <text:span text:style-name="T107">статистически </text:span>методи </text:p>
      <text:p text:style-name="Thesis_5f_body"><text:soft-page-break/><text:span text:style-name="T37">Тези методи се използват за групиране на таксоните или станциите със сходни атрибути. По същество те просто показват степента на прилика или разлика във видовия състав на станциите, или пък на една и съща станция през различни периоди </text:span><text:span text:style-name="T49">от </text:span><text:span text:style-name="T37">време. Многомерните методи вече се използват рутинно за анализ на бентосните съобщества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37">(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37"> благодарение на разработката на лесен за употреба статистически софтуер. Най-широко използваният е </text:span>PRIMER<text:span text:style-name="T37">-</text:span>E <text:reference-mark-start text:name="ZOTERO_ITEM CSL_CITATION {&quot;citationID&quot;:&quot;2igqb38gi1&quot;,&quot;properties&quot;:{&quot;formattedCitation&quot;:&quot;(Clarke and Warwick, 2001b)&quot;,&quot;plainCitation&quot;:&quot;(Clarke and Warwick, 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RFiO7nklB5"/>(Clarke and Warwick, 2001b)<text:reference-mark-end text:name="ZOTERO_ITEM CSL_CITATION {&quot;citationID&quot;:&quot;2igqb38gi1&quot;,&quot;properties&quot;:{&quot;formattedCitation&quot;:&quot;(Clarke and Warwick, 2001b)&quot;,&quot;plainCitation&quot;:&quot;(Clarke and Warwick, 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RFiO7nklB5"/><text:span text:style-name="T37">. Те обаче не дават информация за факторите, които могат да обяснят тези разлики; </text:span><text:span text:style-name="T49">з</text:span><text:span text:style-name="T37">атова са разработени допълнителни методи, които да установяват връзката на структурата на съобществата с различни параметри на околната среда. </text:span>Clarke<text:span text:style-name="T37"> и </text:span>Ainsworth<text:span text:style-name="T37"> </text:span><text:reference-mark-start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3HI5KB6fxU"/><text:span text:style-name="T37">(1993)</text:span><text:reference-mark-end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3HI5KB6fxU"/><text:span text:style-name="T37"> предлагат метода </text:span>BIO<text:span text:style-name="T37">-</text:span>ENV<text:span text:style-name="T37"> (</text:span>PRIMER<text:span text:style-name="T37">), позволяващ да се обясни структурата на съобществата чрез различни параметри на околната среда, и показващ кои от тези параметри имат най-голямо влияние за определянето на тази структура. </text:span></text:p>
      <text:p text:style-name="Thesis_5f_body"><text:span text:style-name="T37">За разлика от индексите на биоразнообразие, многомерните методи взимат предвид идентичността на видовете и обикновено се смятат з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37">(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37">. Те обаче също имат недостатъци. Много по-сложни са от другите методи, тъй като изискват значителна предварителна обработка на данните - различни трансформации, за които няма една стандартизирана процедура, а съществуват най-различни подходи. Матрицата на данните също понякога се опростява преди да се анализира – обикновено това означава премахването на редките видове, които обаче може да включват някои от определящите за съобществата видове; или пък превръщането на числените данни в матрица на присъствие и отсъствие на видовете. </text:span></text:p>
      <text:p text:style-name="Thesis_5f_body"><text:span text:style-name="T37">Многомерните методи са два големи типа – на класификация и ординация (</text:span><text:span text:style-name="T37"><text:sequence-ref text:reference-format="category-and-value" text:ref-name="refФиг.4">Фиг. 5</text:sequence-ref></text:span><text:span text:style-name="T37">). Преди данните да се подложат на единия или другия тип анализ, данните за числеността и биомасата се трансформират и се определя сходството между всички проби две по две. Най-често използваният коефициент за прилика е този на </text:span><text:span text:style-name="T78">Bray</text:span><text:span text:style-name="T37">-</text:span><text:span text:style-name="T78">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78">(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7">, който се изчислява 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text:span></text:p>
      <text:p text:style-name="Thesis_5f_body"><draw:frame draw:style-name="fr1" draw:name="Frame4" text:anchor-type="paragraph" svg:width="16.002cm" draw:z-index="0"><draw:text-box fo:min-height="7.01cm"><text:p text:style-name="P2">Фиг. <text:sequence text:ref-name="refФиг.4" text:name="Фиг." text:formula="ooow:Фиг.+1" style:num-format="1">5</text:sequence>. Етапи на многомерния анализ <text:span text:style-name="T106">(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06">(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06">).</text:span></text:p></draw:text-box></draw:frame><text:soft-page-break/> </text:p>
      <text:p text:style-name="Thesis_5f_body"><text:span text:style-name="T37">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78">hierarchical</text:span><text:span text:style-name="T37"> </text:span><text:span text:style-name="T78">agglomerative</text:span><text:span text:style-name="T37"> </text:span><text:span text:style-name="T78">clustering</text:span><text:span text:style-name="T37">),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78">Bray</text:span><text:span text:style-name="T37">-</text:span><text:span text:style-name="T78">Curtis</text:span><text:span text:style-name="T37"> като мярка за сходство. Крайният резултат се представя като една обща дендрограма. Видовете, които допринасят най-много за разделянето на станциите в клъстери, могат да се определят чрез </text:span>SIMPER<text:span text:style-name="T37"> анализ (</text:span>similarity<text:span text:style-name="T37"> </text:span>percentages<text:span text:style-name="T37">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37">(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37">). </text:span></text:p>
      <text:p text:style-name="Thesis_5f_body"><text:span text:style-name="T37">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37">(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37">: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10"><text:span text:style-name="T37">Целта на ординацията е да представи станциите в пространство с </text:span><text:span text:style-name="T78">n</text:span><text:span text:style-name="T37"> измерения, като относителното разстояние между тях съответства на разликата помежду им. Дефинира се като анализ на матрица от </text:span><text:span text:style-name="T78">n</text:span><text:span text:style-name="T37"> проби спрямо </text:span><text:span text:style-name="T78">p</text:span><text:span text:style-name="T37"> видове, който определя нов набор </text:span><text:soft-page-break/><text:span text:style-name="T37">променливи, обясняващи най-добре структурата на първоначалните </text:span><text:span text:style-name="T78">p</text:span><text:span text:style-name="T37"> променливи.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 Два от най-използваните методи за ординация са </text:span><text:span text:style-name="T58">анализът на главните компоненти </text:span><text:span text:style-name="T37">(</text:span><text:span text:style-name="T58">P</text:span><text:span text:style-name="T78">rincipal</text:span><text:span text:style-name="T37"> </text:span><text:span text:style-name="T58">C</text:span><text:span text:style-name="T78">omponent</text:span><text:span text:style-name="T37"> </text:span><text:span text:style-name="T58">A</text:span><text:span text:style-name="T78">nalysis, PCA</text:span><text:span text:style-name="T37">) и </text:span><text:span text:style-name="T46">многомерната ординация </text:span><text:span text:style-name="T37">(</text:span><text:span text:style-name="T78">non</text:span><text:span text:style-name="T37">-</text:span><text:span text:style-name="T78">metric</text:span><text:span text:style-name="T37"> </text:span><text:span text:style-name="T78">multi</text:span><text:span text:style-name="T37">-</text:span><text:span text:style-name="T78">dimensional</text:span><text:span text:style-name="T37"> </text:span><text:span text:style-name="T78">scalin</text:span><text:span text:style-name="T90">g, nMDS</text:span><text:span text:style-name="T37">). </text:span></text:p>
      <text:p text:style-name="P10"><text:span text:style-name="T37">Целта на </text:span><text:span text:style-name="T78">PCA</text:span><text:span text:style-name="T37"> е да представи възможно най-голямо количество от наблюдаваната вариация с добавянето на всяко едно ново измерение. Новите измерения обаче трудно се интерпретират като фактори на средата, определящи структурата на началните данни. </text:span></text:p>
      <text:p text:style-name="Thesis_5f_body"><text:span text:style-name="T37">При </text:span><text:span text:style-name="T78">MDS</text:span><text:span text:style-name="T37"> анализа се съставя „карта” на станциите/пробите, на която колкото по-сходни са две проби, толкова по-близо </text:span><text:span text:style-name="T59">една до друга </text:span><text:span text:style-name="T37">са разположени на „картата”. </text:span><text:span text:style-name="T78">MDS</text:span><text:span text:style-name="T37"> е популярен метод, защото използва само информация за ранга на видовете, а не количествени стойности (в резултат се получават твърдения от типа „проба 1 е по-сходна с проба 2, отколкото с проба 3”).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 </text:span></text:p>
      <text:p text:style-name="Thesis_5f_body"/>
      <text:p text:style-name="P6"><text:span text:style-name="T163">Ф</text:span><text:span text:style-name="T140">ункционално разнообразие </text:span><text:span text:style-name="T164">на съобществата</text:span></text:p>
      <text:p text:style-name="P48"><text:span text:style-name="T191">Загубата на биоразнообразие в резултат </text:span><text:span text:style-name="T194">на</text:span><text:span text:style-name="T191">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91">(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91">(</text:span><text:span text:style-name="T192">+ </text:span><text:span text:style-name="T226">РЕФ?</text:span><text:span text:style-name="T191">). </text:span><text:span text:style-name="T195">Основната цел на РДМС е да запази функционирането на морските и крайбрежни екосистеми </text:span><text:span text:style-name="T196">(екосистемен подход </text:span><text:span text:style-name="T197">към опазването на морската среда</text:span><text:span text:style-name="T196">)</text:span><text:span text:style-name="T195">; </text:span><text:span text:style-name="T194">п</text:span><text:span text:style-name="T195">оради тази причина, изучаването, описанието и оценката на функционалното разнообразие на съобществата са актуални проблеми. </text:span><text:span text:style-name="T191">Връзката между структурното биоразнообразие и функционирането на екосистемите е </text:span><text:span text:style-name="T194">сложна и е </text:span><text:span text:style-name="T191">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93">, като </text:span><text:span text:style-name="T194">фокусът на повечето е върху т.нар. функционални черти на организмите</text:span><text:span text:style-name="T191">.</text:span><text:span text:style-name="T195"> </text:span><text:span text:style-name="T191"><text:s/></text:span></text:p>
      <text:p text:style-name="P60"><text:soft-page-break/>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48"><text:span text:style-name="T178">Ф</text:span><text:span text:style-name="T173">ункционалният анализ </text:span><text:span text:style-name="T178">представлява</text:span><text:span text:style-name="T17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list text:continue-numbering="true" text:style-name=""><text:list-item><text:p>Други източници – защото говоря за много сайтове...</text:p></text:list-item></text:list></office:annotation><text:span text:style-name="T173">видове</text:span><office:annotation-end office:name="__Annotation__9836_1416121077"/><text:span text:style-name="T17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17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173">. </text:span><text:span text:style-name="T178">Най-ч</text:span><text:span text:style-name="T174">есто </text:span><text:span text:style-name="T178">разполагаме</text:span><text:span text:style-name="T174"> и </text:span><text:span text:style-name="T178">с </text:span><text:span text:style-name="T174">трета матрица с параметри на околната среда, </text:span><text:span text:style-name="T178">измерени</text:span><text:span text:style-name="T174"> </text:span><text:span text:style-name="T178">н</text:span><text:span text:style-name="T174">а изследваните </text:span><office:annotation office:name="__Annotation__8729_1416121077"><dc:creator>Unknown Author</dc:creator><dc:date>2016-08-05T16:24:15</dc:date><text:list text:continue-numbering="true" text:style-name=""><text:list-item><text:p>Схема...</text:p></text:list-item></text:list></office:annotation><text:span text:style-name="T174">места</text:span><office:annotation-end office:name="__Annotation__8729_1416121077"/><text:span text:style-name="T174">. Целта на анализа е да опише как численостите на видовете се променят между различните места - </text:span><text:span text:style-name="T178">от една страна </text:span><text:span text:style-name="T174">спрямо измерените там параметри на средата, </text:span><text:span text:style-name="T178">а от друга - </text:span><text:span text:style-name="T174">спрямо чертите на видовете. </text:span><text:span text:style-name="T17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174">Този проблем е известен като „четвърти ъгъл“ (</text:span><text:span text:style-name="T86">fourth corner problem, </text:span><text:span text:style-name="T87">Legendre et al.</text:span><text:span text:style-name="T86">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86">(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175">)</text:span><text:span text:style-name="T87">, </text:span><text:span text:style-name="T175">заради това, че </text:span><text:span text:style-name="T179">се </text:span><text:span text:style-name="T175">изхожда от три различни матрици, а се интересуваме от четвъртата – тази, която свързва параметрите на средата с функционалните черти на видовете. </text:span></text:p>
      <text:p text:style-name="P48"><text:span text:style-name="T175">Т</text:span><text:span text:style-name="T17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176">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176">(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176">. </text:span></text:p>
      <text:p text:style-name="P52"><text:span text:style-name="T230">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230">(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230">, допълнени с други литературни източници (</text:span><text:span text:style-name="T227">РЕФ</text:span><text:span text:style-name="T231">). </text:span></text:p>
      <text:list xml:id="list150245584028749" text:continue-list="list150244485624583" text:style-name="Thesis_5f_numbering">
        <text:list-item>
          <text:list>
            <text:list-item>
              <text:list>
                <text:list-item>
                  <text:list>
                    <text:list-item>
                      <text:p text:style-name="Thesis_5f_Heading3"><text:span text:style-name="T238">Б</text:span><text:span text:style-name="T237">иотични индекси за оценка на </text:span><text:span text:style-name="T239">екологичното </text:span><text:span text:style-name="T237">състояние </text:span><text:span text:style-name="T239">на съобществата</text:span></text:p>
                    </text:list-item>
                  </text:list>
                </text:list-item>
              </text:list>
            </text:list-item>
          </text:list>
        </text:list-item>
      </text:list>
      <text:p text:style-name="P53">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240">и съответно могат да служат за първоначална индикация за </text:span><text:soft-page-break/><text:span text:style-name="T240">влошаване на екологичното състояние на съобществата</text:span>. <text:span text:style-name="T240">Това се дължи на факта, че въздействията обикновено предизвикват загуба на биоразнообразие и/или функционално разнообразие, чрез изчезването първо на най-чувствителните видове от съобществата. </text:span></text:p>
      <text:p text:style-name="P54"><text:span text:style-name="T50">В рамките на настоящата дисертация са приложени няколко различни биотични индекси, </text:span><text:span text:style-name="T70">разработени за целите на директивите на ЕС, </text:span><text:span text:style-name="T71">чиято цел е да дадат числена оценка на състоянието на съобществата, както и на тенденциите в него. </text:span></text:p>
      <text:p text:style-name="P55"><text:span text:style-name="T71">Беше </text:span><text:span text:style-name="T50">провер</text:span><text:span text:style-name="T71">ена</text:span><text:span text:style-name="T50"> чувствителност</text:span><text:span text:style-name="T71">та на избраните индекси</text:span><text:span text:style-name="T50"> към промените в състава и структурата на зообентосните съобщества, изложени на антропогенно въздействие, в плитката крайбрежна зона </text:span><text:span text:style-name="T71">на българското Черно море</text:span><text:span text:style-name="T50">. </text:span><text:span text:style-name="T55">Сравнено</text:span><text:span text:style-name="T50"> </text:span><text:span text:style-name="T71">беше</text:span><text:span text:style-name="T50"> функционирането на методите от националния екологичен мониторинг </text:span><text:span text:style-name="T55">(H', AMBI и M-AMBI)</text:span><text:span text:style-name="T50">, както и това на индекс, разработен и прилаган в </text:span><text:span text:style-name="T72">източната част на </text:span><text:span text:style-name="T50">Средиземно море. </text:span></text:p>
      <text:p text:style-name="P55"><text:span text:style-name="T51">По-долу са </text:span><text:span text:style-name="T56">накратко са </text:span><text:span text:style-name="T51">описани особеностите на </text:span><text:span text:style-name="T53">сравн</text:span><text:span text:style-name="T54">ява</text:span><text:span text:style-name="T53">ните</text:span><text:span text:style-name="T52"> </text:span><text:span text:style-name="T51">биотични индекси.</text:span></text:p>
      <text:p text:style-name="P61"/>
      <text:p text:style-name="P7">Индекс на Shannon-Wiener H'</text:p>
      <text:p text:style-name="P56"><text:span text:style-name="T198">Характеристиките на H' са описани подробно в т. </text:span><text:span text:style-name="T198"><text:bookmark-ref text:reference-format="number" text:ref-name="__RefHeading__13188_1543247252">1.1.3.1</text:bookmark-ref></text:span><text:span text:style-name="T198">. </text:span>H’ <text:span text:style-name="T245">е един от най-широко прилаганите индекси, който се използва и </text:span><text:span text:style-name="T139">като индикатор за промяна в съобществата, подложени на антропогенен или естествен натиск. </text:span><text:span text:style-name="T198">Въпреки това, свойствата на този индекс, споменати по-горе, затрудняват употребата и интерпретацията му. </text:span><text:span text:style-name="T37">Редица изследвания показват, че H' не реагира монотонно на промени </text:span><text:span text:style-name="T73">в съобществата, подложени на въздействие </text:span><text:span text:style-name="T37">— стойностите му </text:span><text:span text:style-name="T139">имат тенденция да </text:span><text:span text:style-name="T37">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list text:style-name=""><text:list-item><text:p>още някакви статии... </text:p></text:list-item></text:list></office:annotation><text:span text:style-name="T37">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37">(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37">. </text:span></text:p>
      <text:p text:style-name="P56"><office:annotation office:name="__Fieldmark__13925_1543247252"><dc:creator>K </dc:creator><dc:date>2016-08-08T16:52:01</dc:date><text:list text:continue-numbering="true" text:style-name=""><text:list-item><text:p>може би не в м&amp;м...</text:p></text:list-item></text:list></office:annotation><text:span text:style-name="T75">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6"><text:span text:style-name="T74">При прилагането на този индекс е добре да се </text:span><text:span text:style-name="T76">имат предвид неговите особености, а най-добре е да се използва в комбинация с други индекси.</text:span><text:span text:style-name="T74"> </text:span><text:span text:style-name="T57"><text:s/></text:span><office:annotation-end office:name="__Fieldmark__13925_1543247252"/></text:p>
      <text:p text:style-name="P62"/>
      <text:p text:style-name="P4"><text:span text:style-name="T5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5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Thesis_5f_body"><text:soft-page-break/>Индексът AMBI се базира на класифицирането на <text:span text:style-name="T241">макро</text:span>зообентосните видове в 5 групи по чувствителност: </text:p>
      <text:list xml:id="list7777480909685804109" text:style-name="L13">
        <text:list-item>
          <text:p text:style-name="P63">група I – <text:span text:style-name="T120">силно чувствителни видове, присъстващи и доминиращи в съобществата при нормални и референтни условия.</text:span></text:p>
        </text:list-item>
        <text:list-item>
          <text:p text:style-name="P63">група II – <text:span text:style-name="T120">безразлични видове, които присъстват в съобществата винаги, но с малка численост.</text:span></text:p>
        </text:list-item>
        <text:list-item>
          <text:p text:style-name="P63">група III – <text:span text:style-name="T120">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63">група IV – <text:span text:style-name="T120">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63">група V – <text:span text:style-name="T120">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64">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Thesis_5f_body"><text:span text:style-name="T119">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119">(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119">.</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242">възникне при</text:span> класификацията на видовете в екологичните групи <text:span text:style-name="T243">по чувствителност</text:span>, която трябва да се съобрази с евентуални местни вариации в техните екологични особености и предпочитания. </text:p>
      <text:p text:style-name="P9"/>
      <text:p text:style-name="P3"><text:span text:style-name="T12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12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Thesis_5f_body"><text:span text:style-name="T244">Индексът BENTIX представлява адаптация на AMBI, разработена и прилагана в източната част на Средиземно море. В изчислението му зообентосните организми се </text:span><text:soft-page-break/><text:span text:style-name="T244">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244">(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244">.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123">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P8"><text:span text:style-name="T130">M-AMBI </text:span><text:span text:style-name="T91">(multivariate AMBI)</text:span><text:span text:style-name="T130">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130">(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Thesis_5f_body">Индексът <text:span text:style-name="T122">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203">от Европейския Съюз</text:span>. <text:span text:style-name="T125">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2123_445064271" field:type=""/><text:span text:style-name="T125">гранични стойности</text:span><field:fieldmark-end/><text:span text:style-name="T125"><office:annotation office:name="__Fieldmark__24304_119404090"><dc:creator>K </dc:creator><dc:date>2015-12-14T17:22:52</dc:date><text:p text:style-name="P68"><text:span text:style-name="T250">старите стойности – за сравнение с оценките на БД?</text:span></text:p></office:annotation></text:span><text:span text:style-name="T125">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124">на екологичните класове за качество (като EQR) </text:span>са посочени в <text:sequence-ref text:reference-format="category-and-value" text:ref-name="refТаблица0">Таблица 1</text:sequence-ref>. <text:s/></text:p>
      <text:p text:style-name="Thesis_5f_body"><text:soft-page-break/><draw:frame draw:style-name="fr4" draw:name="Frame8" text:anchor-type="as-char" svg:y="-2.611cm" svg:width="14.739cm" draw:z-index="5"><draw:text-box fo:min-height="5.329cm"><text:p text:style-name="Thesis_5f_caption"><draw:frame draw:style-name="fr6" draw:name="Object3" text:anchor-type="paragraph" svg:x="0cm" svg:y="1.953cm" svg:width="14.739cm" style:rel-width="100%" svg:height="3.679cm" style:rel-height="scale" draw:z-index="6"><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126">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126">(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126">; </text:span><office:annotation office:name="__Fieldmark__14038_1543247252"><dc:creator>K </dc:creator><dc:date>2016-08-08T16:54:35</dc:date><text:list text:style-name=""><text:list-item><text:p>без MEDOCC!</text:p></text:list-item></text:list></office:annotation><text:span text:style-name="T126">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126">(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126">;</text:span><office:annotation-end office:name="__Fieldmark__14038_1543247252"/><text:span text:style-name="T126">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126">(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Thesis_5f_body"/>
      <text:p text:style-name="Thesis_5f_body"/>
      <text:p text:style-name="Thesis_5f_body"><text:span text:style-name="T246">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246">(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246">. </text:span></text:p>
      <text:p text:style-name="P22">таблица нови стойности + защо в анализите старите – басейнова дирекция итн...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line-height="150%"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Normal_20__28_Web_29_" style:display-name="Normal (Web)" style:family="paragraph" style:parent-style-name="Standard">
      <style:paragraph-properties fo:margin-top="0.176cm" fo:margin-bottom="0.254cm" style:contextual-spacing="false" fo:line-height="120%" fo:hyphenation-ladder-count="no-limit"/>
      <style:text-properties style:font-name="Times New Roman5" fo:font-family="'Times New Roman'" style:font-family-generic="roman" style:font-pitch="variable" style:letter-kerning="true" style:font-name-asian="Times New Roman5" style:font-family-asian="'Times New Roman'" style:font-family-generic-asian="roman" style:font-pitch-asian="variable" style:font-name-complex="Times New Roman5" style:font-family-complex="'Times New Roman'" style:font-family-generic-complex="roman" style:font-pitch-complex="variable" style:language-complex="ar" style:country-complex="SA"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none"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text:style-name="Numbering_20_Symbols" style:num-prefix=" " style:num-suffix=" "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2DT6H38M38S</meta:editing-duration>
    <meta:editing-cycles>466</meta:editing-cycles>
    <meta:generator>LibreOffice/4.2.8.2$Linux_X86_64 LibreOffice_project/420m0$Build-2</meta:generator>
    <meta:initial-creator>K </meta:initial-creator>
    <dc:date>2016-08-09T15:02:44.177757372</dc:date>
    <dc:creator>K </dc:creator>
    <meta:document-statistic meta:table-count="0" meta:image-count="0" meta:object-count="4" meta:page-count="22" meta:paragraph-count="123" meta:word-count="5924" meta:character-count="40911" meta:non-whitespace-character-count="34989"/>
    <meta:user-defined meta:name="ZOTERO_PREF_1">&lt;data data-version="3" zotero-version="4.0.29.10"&gt;&lt;session id="lZ4j0kSa"/&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